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86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61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422in"/>
    </style:style>
    <style:style style:name="co12" style:family="table-column">
      <style:table-column-properties fo:break-before="auto" style:column-width="0.4437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3772in"/>
    </style:style>
    <style:style style:name="co15" style:family="table-column">
      <style:table-column-properties fo:break-before="auto" style:column-width="0.6043in"/>
    </style:style>
    <style:style style:name="co16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se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rows</text:p>
          </table:table-cell>
          <table:table-cell table:style-name="ce1" office:value-type="string">
            <text:p>casssandra</text:p>
          </table:table-cell>
          <table:table-cell table:style-name="ce1" office:value-type="string">
            <text:p>hbase</text:p>
          </table:table-cell>
          <table:table-cell table:style-name="ce1" office:value-type="string">
            <text:p>mongodb</text:p>
          </table:table-cell>
          <table:table-cell table:style-name="ce1" office:value-type="string">
            <text:p>mysql</text:p>
          </table:table-cell>
          <table:table-cell table:style-name="ce4"/>
          <table:table-cell/>
          <table:table-cell table:style-name="ce1" office:value-type="string">
            <text:p>rows</text:p>
          </table:table-cell>
          <table:table-cell table:style-name="ce1" office:value-type="string">
            <text:p>casssandra</text:p>
          </table:table-cell>
          <table:table-cell table:style-name="ce1" office:value-type="string">
            <text:p>hbase</text:p>
          </table:table-cell>
          <table:table-cell table:style-name="ce1" office:value-type="string">
            <text:p>mongodb</text:p>
          </table:table-cell>
          <table:table-cell table:style-name="ce1" office:value-type="string">
            <text:p>mysql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419">
            <text:p>419</text:p>
          </table:table-cell>
          <table:table-cell table:style-name="ce3" office:value-type="float" office:value="368">
            <text:p>36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925">
            <text:p>3925</text:p>
          </table:table-cell>
          <table:table-cell table:style-name="ce4"/>
          <table:table-cell/>
          <table:table-cell table:style-name="ce2" office:value-type="float" office:value="1000">
            <text:p>1000</text:p>
          </table:table-cell>
          <table:table-cell table:style-name="ce2" office:value-type="float" office:value="2892">
            <text:p>2892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41677">
            <text:p>41677</text:p>
          </table:table-cell>
          <table:table-cell/>
          <table:table-cell table:style-name="ce6"/>
          <table:table-cell table:style-name="ce7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98">
            <text:p>4098</text:p>
          </table:table-cell>
          <table:table-cell table:style-name="ce4"/>
          <table:table-cell/>
          <table:table-cell table:style-name="ce2" office:value-type="float" office:value="2000">
            <text:p>2000</text:p>
          </table:table-cell>
          <table:table-cell table:style-name="ce2" office:value-type="float" office:value="2291">
            <text:p>2291</text:p>
          </table:table-cell>
          <table:table-cell table:style-name="ce2" office:value-type="float" office:value="369">
            <text:p>369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690">
            <text:p>40690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299">
            <text:p>4299</text:p>
          </table:table-cell>
          <table:table-cell table:style-name="ce4"/>
          <table:table-cell/>
          <table:table-cell table:style-name="ce2" office:value-type="float" office:value="3000">
            <text:p>3000</text:p>
          </table:table-cell>
          <table:table-cell table:style-name="ce2" office:value-type="float" office:value="2179">
            <text:p>2179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40242">
            <text:p>40242</text:p>
          </table:table-cell>
          <table:table-cell/>
          <table:table-cell table:style-name="ce6"/>
          <table:table-cell table:style-name="ce4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983">
            <text:p>3983</text:p>
          </table:table-cell>
          <table:table-cell table:style-name="ce4"/>
          <table:table-cell/>
          <table:table-cell table:style-name="ce2" office:value-type="float" office:value="4000">
            <text:p>4000</text:p>
          </table:table-cell>
          <table:table-cell table:style-name="ce2" office:value-type="float" office:value="2133">
            <text:p>2133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41135">
            <text:p>4113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float" office:value="278">
            <text:p>27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415">
            <text:p>4415</text:p>
          </table:table-cell>
          <table:table-cell table:style-name="ce4"/>
          <table:table-cell/>
          <table:table-cell table:style-name="ce2" office:value-type="float" office:value="5000">
            <text:p>5000</text:p>
          </table:table-cell>
          <table:table-cell table:style-name="ce2" office:value-type="float" office:value="2143">
            <text:p>2143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40518">
            <text:p>40518</text:p>
          </table:table-cell>
          <table:table-cell/>
          <table:table-cell table:style-name="ce6"/>
          <table:table-cell table:style-name="ce4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223">
            <text:p>4223</text:p>
          </table:table-cell>
          <table:table-cell table:style-name="ce4"/>
          <table:table-cell/>
          <table:table-cell table:style-name="ce2" office:value-type="float" office:value="6000">
            <text:p>6000</text:p>
          </table:table-cell>
          <table:table-cell table:style-name="ce2" office:value-type="float" office:value="2084">
            <text:p>2084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2811">
            <text:p>42811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27">
            <text:p>4027</text:p>
          </table:table-cell>
          <table:table-cell table:style-name="ce4"/>
          <table:table-cell/>
          <table:table-cell table:style-name="ce2" office:value-type="float" office:value="7000">
            <text:p>7000</text:p>
          </table:table-cell>
          <table:table-cell table:style-name="ce2" office:value-type="float" office:value="2119">
            <text:p>2119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4410">
            <text:p>44410</text:p>
          </table:table-cell>
          <table:table-cell/>
          <table:table-cell table:style-name="ce6"/>
          <table:table-cell table:style-name="ce4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915">
            <text:p>3915</text:p>
          </table:table-cell>
          <table:table-cell table:style-name="ce4"/>
          <table:table-cell/>
          <table:table-cell table:style-name="ce2" office:value-type="float" office:value="8000">
            <text:p>8000</text:p>
          </table:table-cell>
          <table:table-cell table:style-name="ce2" office:value-type="float" office:value="2101">
            <text:p>2101</text:p>
          </table:table-cell>
          <table:table-cell table:style-name="ce2" office:value-type="float" office:value="309">
            <text:p>309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7100">
            <text:p>47100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65">
            <text:p>3865</text:p>
          </table:table-cell>
          <table:table-cell table:style-name="ce4"/>
          <table:table-cell/>
          <table:table-cell table:style-name="ce2" office:value-type="float" office:value="9000">
            <text:p>9000</text:p>
          </table:table-cell>
          <table:table-cell table:style-name="ce2" office:value-type="float" office:value="2124">
            <text:p>2124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2164">
            <text:p>42164</text:p>
          </table:table-cell>
          <table:table-cell/>
          <table:table-cell table:style-name="ce6"/>
          <table:table-cell table:style-name="ce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317">
            <text:p>4317</text:p>
          </table:table-cell>
          <table:table-cell table:style-name="ce4"/>
          <table:table-cell/>
          <table:table-cell table:style-name="ce2" office:value-type="float" office:value="10000">
            <text:p>10000</text:p>
          </table:table-cell>
          <table:table-cell table:style-name="ce2" office:value-type="float" office:value="2613">
            <text:p>2613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2481">
            <text:p>42481</text:p>
          </table:table-cell>
          <table:table-cell/>
          <table:table-cell table:style-name="ce4"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insert.F33" table:end-x="0.5205in" table:end-y="0.0417in" draw:z-index="0" draw:style-name="gr1" svg:width="4.6567in" svg:height="3.3673in" svg:x="0.1516in" svg:y="0.0394in">
              <draw:object draw:notify-on-update-of-ranges="insert.A2:insert.A11 insert.B1:insert.B1 insert.B2:insert.B11 insert.C1:insert.C1 insert.C2:insert.C11 insert.D1:insert.D1 insert.D2:insert.D11 insert.E1:insert.E1 insert.E2:insert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insert.M33" table:end-x="0.6004in" table:end-y="0.0213in" draw:z-index="2" draw:style-name="gr1" svg:width="5.1441in" svg:height="3.3469in" svg:x="0.7906in" svg:y="0.0394in">
              <draw:object draw:notify-on-update-of-ranges="insert.H2:insert.H11 insert.I1:insert.I1 insert.I2:insert.I11 insert.J1:insert.J1 insert.J2:insert.J11 insert.K1:insert.K1 insert.K2:insert.K11 insert.L1:insert.L1 insert.L2:insert.L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>
            <draw:frame table:end-cell-address="insert.F55" table:end-x="0.5205in" table:end-y="0.0209in" draw:z-index="1" draw:style-name="gr1" svg:width="4.6496in" svg:height="3.4512in" svg:x="0.1587in" svg:y="0.1118in">
              <draw:object draw:notify-on-update-of-ranges="insert.A2:insert.A11 insert.B1:insert.B1 insert.B2:insert.B11 insert.C1:insert.C1 insert.C2:insert.C11 insert.D1:insert.D1 insert.D2:insert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7"/>
          <table:table-cell>
            <draw:frame table:end-cell-address="insert.M55" table:end-x="0.7087in" table:end-y="0.1146in" draw:z-index="3" draw:style-name="gr1" svg:width="5.1224in" svg:height="3.4378in" svg:x="0.0315in" svg:y="0.0417in">
              <draw:object draw:notify-on-update-of-ranges="insert.H2:insert.H11 insert.I1:insert.I1 insert.I2:insert.I11 insert.J1:insert.J1 insert.J2:insert.J11 insert.K1:insert.K1 insert.K2:insert.K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  <table:table table:name="query" table:style-name="ta1" table:print="false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table:style-name="ce10" office:value-type="string">
            <text:p>rows</text:p>
          </table:table-cell>
          <table:table-cell table:style-name="ce10" office:value-type="string">
            <text:p>cassandra</text:p>
          </table:table-cell>
          <table:table-cell table:style-name="ce10" office:value-type="string">
            <text:p>hbase</text:p>
          </table:table-cell>
          <table:table-cell table:style-name="ce10" office:value-type="string">
            <text:p>mongodb</text:p>
          </table:table-cell>
          <table:table-cell table:style-name="ce10" office:value-type="string">
            <text:p>mysq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2:.K2])" office:value-type="float" office:value="4.6">
            <text:p>4.6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O2:.X2])" office:value-type="float" office:value="1.6">
            <text:p>1.6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AB2:.AK2])" office:value-type="float" office:value="0.1">
            <text:p>0.1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AO2:.AX2])" office:value-type="float" office:value="1.6">
            <text:p>1.6</text:p>
          </table:table-cell>
          <table:table-cell/>
          <table:table-cell office:value-type="float" office:value="100">
            <text:p>100</text:p>
          </table:table-cell>
          <table:table-cell table:formula="of:=[.L2]" office:value-type="float" office:value="4.6">
            <text:p>4.6</text:p>
          </table:table-cell>
          <table:table-cell table:formula="of:=[.Y2]" office:value-type="float" office:value="1.6">
            <text:p>1.6</text:p>
          </table:table-cell>
          <table:table-cell table:formula="of:=[.AL2]" office:value-type="float" office:value="0.1">
            <text:p>0.1</text:p>
          </table:table-cell>
          <table:table-cell table:formula="of:=[.AY2]" office:value-type="float" office:value="1.6">
            <text:p>1.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9" table:formula="of:=AVERAGE([.B3:.K3])" office:value-type="float" office:value="9.4">
            <text:p>9.4</text:p>
          </table:table-cell>
          <table:table-cell/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style-name="ce9" table:formula="of:=AVERAGE([.O3:.X3])" office:value-type="float" office:value="1.1">
            <text:p>1.1</text:p>
          </table:table-cell>
          <table:table-cell/>
          <table:table-cell office:value-type="float" office:value="200">
            <text:p>2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3:.AK3])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9" table:formula="of:=AVERAGE([.AO3:.AX3])" office:value-type="float" office:value="2.7">
            <text:p>2.7</text:p>
          </table:table-cell>
          <table:table-cell/>
          <table:table-cell office:value-type="float" office:value="200">
            <text:p>200</text:p>
          </table:table-cell>
          <table:table-cell table:formula="of:=[.L3]" office:value-type="float" office:value="9.4">
            <text:p>9.4</text:p>
          </table:table-cell>
          <table:table-cell table:formula="of:=[.Y3]" office:value-type="float" office:value="1.1">
            <text:p>1.1</text:p>
          </table:table-cell>
          <table:table-cell table:formula="of:=[.AL3]" office:value-type="float" office:value="0">
            <text:p>0</text:p>
          </table:table-cell>
          <table:table-cell table:formula="of:=[.AY3]" office:value-type="float" office:value="2.7">
            <text:p>2.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9" table:formula="of:=AVERAGE([.B4:.K4])" office:value-type="float" office:value="7.5">
            <text:p>7.5</text:p>
          </table:table-cell>
          <table:table-cell/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9" table:formula="of:=AVERAGE([.O4:.X4])" office:value-type="float" office:value="0.9">
            <text:p>0.9</text:p>
          </table:table-cell>
          <table:table-cell/>
          <table:table-cell office:value-type="float" office:value="300">
            <text:p>3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:.AK4])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formula="of:=AVERAGE([.AO4:.AX4])"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formula="of:=[.L4]" office:value-type="float" office:value="7.5">
            <text:p>7.5</text:p>
          </table:table-cell>
          <table:table-cell table:formula="of:=[.Y4]" office:value-type="float" office:value="0.9">
            <text:p>0.9</text:p>
          </table:table-cell>
          <table:table-cell table:formula="of:=[.AL4]" office:value-type="float" office:value="0">
            <text:p>0</text:p>
          </table:table-cell>
          <table:table-cell table:formula="of:=[.AY4]" office:value-type="float" office:value="3">
            <text:p>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8">
            <text:p>8</text:p>
          </table:table-cell>
          <table:table-cell table:style-name="ce9" table:formula="of:=AVERAGE([.B5:.K5])" office:value-type="float" office:value="8.9">
            <text:p>8.9</text:p>
          </table:table-cell>
          <table:table-cell/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table:formula="of:=AVERAGE([.O5:.X5])" office:value-type="float" office:value="0.8">
            <text:p>0.8</text:p>
          </table:table-cell>
          <table:table-cell/>
          <table:table-cell office:value-type="float" office:value="400">
            <text:p>4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5:.AK5])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9" table:formula="of:=AVERAGE([.AO5:.AX5])" office:value-type="float" office:value="3.7">
            <text:p>3.7</text:p>
          </table:table-cell>
          <table:table-cell/>
          <table:table-cell office:value-type="float" office:value="400">
            <text:p>400</text:p>
          </table:table-cell>
          <table:table-cell table:formula="of:=[.L5]" office:value-type="float" office:value="8.9">
            <text:p>8.9</text:p>
          </table:table-cell>
          <table:table-cell table:formula="of:=[.Y5]" office:value-type="float" office:value="0.8">
            <text:p>0.8</text:p>
          </table:table-cell>
          <table:table-cell table:formula="of:=[.AL5]" office:value-type="float" office:value="0">
            <text:p>0</text:p>
          </table:table-cell>
          <table:table-cell table:formula="of:=[.AY5]" office:value-type="float" office:value="3.7">
            <text:p>3.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style-name="ce9" table:formula="of:=AVERAGE([.B6:.K6])" office:value-type="float" office:value="13">
            <text:p>13</text:p>
          </table:table-cell>
          <table:table-cell/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table:formula="of:=AVERAGE([.O6:.X6])" office:value-type="float" office:value="1.1">
            <text:p>1.1</text:p>
          </table:table-cell>
          <table:table-cell/>
          <table:table-cell office:value-type="float" office:value="500">
            <text:p>5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6:.AK6])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9" table:formula="of:=AVERAGE([.AO6:.AX6])" office:value-type="float" office:value="4.3">
            <text:p>4.3</text:p>
          </table:table-cell>
          <table:table-cell/>
          <table:table-cell office:value-type="float" office:value="500">
            <text:p>500</text:p>
          </table:table-cell>
          <table:table-cell table:formula="of:=[.L6]" office:value-type="float" office:value="13">
            <text:p>13</text:p>
          </table:table-cell>
          <table:table-cell table:formula="of:=[.Y6]" office:value-type="float" office:value="1.1">
            <text:p>1.1</text:p>
          </table:table-cell>
          <table:table-cell table:formula="of:=[.AL6]" office:value-type="float" office:value="0">
            <text:p>0</text:p>
          </table:table-cell>
          <table:table-cell table:formula="of:=[.AY6]" office:value-type="float" office:value="4.3">
            <text:p>4.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9" table:formula="of:=AVERAGE([.B7:.K7])" office:value-type="float" office:value="11.1">
            <text:p>11.1</text:p>
          </table:table-cell>
          <table:table-cell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table:formula="of:=AVERAGE([.O7:.X7])" office:value-type="float" office:value="0.7">
            <text:p>0.7</text:p>
          </table:table-cell>
          <table:table-cell/>
          <table:table-cell office:value-type="float" office:value="600">
            <text:p>6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7:.AK7])" office:value-type="float" office:value="0">
            <text:p>0</text:p>
          </table:table-cell>
          <table:table-cell/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style-name="ce9" table:formula="of:=AVERAGE([.AO7:.AX7])" office:value-type="float" office:value="5.3">
            <text:p>5.3</text:p>
          </table:table-cell>
          <table:table-cell/>
          <table:table-cell office:value-type="float" office:value="600">
            <text:p>600</text:p>
          </table:table-cell>
          <table:table-cell table:formula="of:=[.L7]" office:value-type="float" office:value="11.1">
            <text:p>11.1</text:p>
          </table:table-cell>
          <table:table-cell table:formula="of:=[.Y7]" office:value-type="float" office:value="0.7">
            <text:p>0.7</text:p>
          </table:table-cell>
          <table:table-cell table:formula="of:=[.AL7]" office:value-type="float" office:value="0">
            <text:p>0</text:p>
          </table:table-cell>
          <table:table-cell table:formula="of:=[.AY7]" office:value-type="float" office:value="5.3">
            <text:p>5.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6"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9" table:formula="of:=AVERAGE([.B8:.K8])" office:value-type="float" office:value="13.5">
            <text:p>13.5</text:p>
          </table:table-cell>
          <table:table-cell/>
          <table:table-cell office:value-type="float" office:value="700">
            <text:p>7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table:formula="of:=AVERAGE([.O8:.X8])" office:value-type="float" office:value="0.8">
            <text:p>0.8</text:p>
          </table:table-cell>
          <table:table-cell/>
          <table:table-cell office:value-type="float" office:value="700">
            <text:p>7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8:.AK8])" office:value-type="float" office:value="0">
            <text:p>0</text:p>
          </table:table-cell>
          <table:table-cell/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style-name="ce9" table:formula="of:=AVERAGE([.AO8:.AX8])" office:value-type="float" office:value="6.1">
            <text:p>6.1</text:p>
          </table:table-cell>
          <table:table-cell/>
          <table:table-cell office:value-type="float" office:value="700">
            <text:p>700</text:p>
          </table:table-cell>
          <table:table-cell table:formula="of:=[.L8]" office:value-type="float" office:value="13.5">
            <text:p>13.5</text:p>
          </table:table-cell>
          <table:table-cell table:formula="of:=[.Y8]" office:value-type="float" office:value="0.8">
            <text:p>0.8</text:p>
          </table:table-cell>
          <table:table-cell table:formula="of:=[.AL8]" office:value-type="float" office:value="0">
            <text:p>0</text:p>
          </table:table-cell>
          <table:table-cell table:formula="of:=[.AY8]" office:value-type="float" office:value="6.1">
            <text:p>6.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style-name="ce9" table:formula="of:=AVERAGE([.B9:.K9])" office:value-type="float" office:value="15.1">
            <text:p>15.1</text:p>
          </table:table-cell>
          <table:table-cell/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table:formula="of:=AVERAGE([.O9:.X9])" office:value-type="float" office:value="0.7">
            <text:p>0.7</text:p>
          </table:table-cell>
          <table:table-cell/>
          <table:table-cell office:value-type="float" office:value="800">
            <text:p>8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9:.AK9])" office:value-type="float" office:value="0">
            <text:p>0</text:p>
          </table:table-cell>
          <table:table-cell/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9" table:formula="of:=AVERAGE([.AO9:.AX9])" office:value-type="float" office:value="7.1">
            <text:p>7.1</text:p>
          </table:table-cell>
          <table:table-cell/>
          <table:table-cell office:value-type="float" office:value="800">
            <text:p>800</text:p>
          </table:table-cell>
          <table:table-cell table:formula="of:=[.L9]" office:value-type="float" office:value="15.1">
            <text:p>15.1</text:p>
          </table:table-cell>
          <table:table-cell table:formula="of:=[.Y9]" office:value-type="float" office:value="0.7">
            <text:p>0.7</text:p>
          </table:table-cell>
          <table:table-cell table:formula="of:=[.AL9]" office:value-type="float" office:value="0">
            <text:p>0</text:p>
          </table:table-cell>
          <table:table-cell table:formula="of:=[.AY9]" office:value-type="float" office:value="7.1">
            <text:p>7.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3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9" table:formula="of:=AVERAGE([.B10:.K10])" office:value-type="float" office:value="19.8">
            <text:p>19.8</text:p>
          </table:table-cell>
          <table:table-cell/>
          <table:table-cell office:value-type="float" office:value="900">
            <text:p>9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9" table:formula="of:=AVERAGE([.O10:.X10])" office:value-type="float" office:value="0.9">
            <text:p>0.9</text:p>
          </table:table-cell>
          <table:table-cell/>
          <table:table-cell office:value-type="float" office:value="900">
            <text:p>9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10:.AK10])" office:value-type="float" office:value="0">
            <text:p>0</text:p>
          </table:table-cell>
          <table:table-cell/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style-name="ce9" table:formula="of:=AVERAGE([.AO10:.AX10])" office:value-type="float" office:value="7.8">
            <text:p>7.8</text:p>
          </table:table-cell>
          <table:table-cell/>
          <table:table-cell office:value-type="float" office:value="900">
            <text:p>900</text:p>
          </table:table-cell>
          <table:table-cell table:formula="of:=[.L10]" office:value-type="float" office:value="19.8">
            <text:p>19.8</text:p>
          </table:table-cell>
          <table:table-cell table:formula="of:=[.Y10]" office:value-type="float" office:value="0.9">
            <text:p>0.9</text:p>
          </table:table-cell>
          <table:table-cell table:formula="of:=[.AL10]" office:value-type="float" office:value="0">
            <text:p>0</text:p>
          </table:table-cell>
          <table:table-cell table:formula="of:=[.AY10]" office:value-type="float" office:value="7.8">
            <text:p>7.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9" office:value-type="float" office:value="23">
            <text:p>23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9" table:formula="of:=AVERAGE([.B11:.K11])" office:value-type="float" office:value="21.1">
            <text:p>21.1</text:p>
          </table:table-cell>
          <table:table-cell/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table:formula="of:=AVERAGE([.O11:.X11])" office:value-type="float" office:value="0.8">
            <text:p>0.8</text:p>
          </table:table-cell>
          <table:table-cell/>
          <table:table-cell office:value-type="float" office:value="1000">
            <text:p>1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11:.AK11])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9" table:formula="of:=AVERAGE([.AO11:.AX11])" office:value-type="float" office:value="8.7">
            <text:p>8.7</text:p>
          </table:table-cell>
          <table:table-cell/>
          <table:table-cell office:value-type="float" office:value="1000">
            <text:p>1000</text:p>
          </table:table-cell>
          <table:table-cell table:formula="of:=[.L11]" office:value-type="float" office:value="21.1">
            <text:p>21.1</text:p>
          </table:table-cell>
          <table:table-cell table:formula="of:=[.Y11]" office:value-type="float" office:value="0.8">
            <text:p>0.8</text:p>
          </table:table-cell>
          <table:table-cell table:formula="of:=[.AL11]" office:value-type="float" office:value="0">
            <text:p>0</text:p>
          </table:table-cell>
          <table:table-cell table:formula="of:=[.AY11]" office:value-type="float" office:value="8.7">
            <text:p>8.7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13"/>
          <table:table-cell>
            <draw:frame table:end-cell-address="query.Z28" table:end-x="0.0606in" table:end-y="0.1382in" draw:z-index="1" draw:style-name="gr1" svg:width="4.139in" svg:height="2.7555in" svg:x="0.0142in" svg:y="0.0394in">
              <draw:object draw:notify-on-update-of-ranges="query.N1:query.N1 query.N2:query.N11 query.Y1:query.Y1 query.Y2:query.Y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>
            <draw:frame table:end-cell-address="query.AL28" table:end-x="0.0854in" table:end-y="0.1382in" draw:z-index="2" draw:style-name="gr1" svg:width="3.1492in" svg:height="2.7555in" svg:x="0.0413in" svg:y="0.0394in">
              <draw:object draw:notify-on-update-of-ranges="query.AA1:query.AA1 query.AA2:query.AA11 query.AL1:query.AL1 query.AL2:query.AL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>
            <draw:frame table:end-cell-address="query.AY28" table:end-x="0.0866in" table:end-y="0.1382in" draw:z-index="3" draw:style-name="gr1" svg:width="3.2528in" svg:height="2.7555in" svg:x="0.4626in" svg:y="0.0394in">
              <draw:object draw:notify-on-update-of-ranges="query.AN1:query.AN1 query.AN2:query.AN11 query.AY1:query.AY1 query.AY2:query.AY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2"/>
          <table:table-cell>
            <draw:frame table:end-cell-address="query.BF31" table:end-x="0.6291in" table:end-y="0.1244in" draw:z-index="4" draw:style-name="gr1" svg:width="4.9756in" svg:height="3.2921in" svg:x="0.0984in" svg:y="0.0205in">
              <draw:object draw:notify-on-update-of-ranges="query.BA1:query.BA1 query.BA2:query.BA11 query.BB1:query.BB1 query.BB2:query.BB11 query.BC1:query.BC1 query.BC2:query.BC11 query.BD1:query.BD1 query.BD2:query.BD11 query.BE1:query.BE1 query.BE2:query.B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>
            <draw:frame table:end-cell-address="query.M29" table:end-x="0.1024in" table:end-y="0.1173in" draw:z-index="0" draw:style-name="gr1" svg:width="4.1433in" svg:height="2.7555in" svg:x="0.1839in" svg:y="0.0185in">
              <draw:object draw:notify-on-update-of-ranges="query.A1:query.A1 query.A2:query.A11 query.L1:query.L1 query.L2:query.L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17">
          <table:table-cell table:number-columns-repeated="57"/>
        </table:table-row>
        <table:table-row table:style-name="ro2">
          <table:table-cell table:style-name="ce8" office:value-type="string">
            <text:p>以下 为10000行测试：</text:p>
          </table:table-cell>
          <table:table-cell table:style-name="ce8" table:number-columns-repeated="3"/>
          <table:table-cell table:number-columns-repeated="53"/>
        </table:table-row>
        <table:table-row table:style-name="ro1">
          <table:table-cell table:number-columns-repeated="57"/>
        </table:table-row>
        <table:table-row table:style-name="ro2"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AVG.</text:p>
          </table:table-cell>
          <table:table-cell/>
          <table:table-cell table:style-name="ce10" office:value-type="string">
            <text:p>rows</text:p>
          </table:table-cell>
          <table:table-cell table:style-name="ce10" office:value-type="string">
            <text:p>cassandra</text:p>
          </table:table-cell>
          <table:table-cell table:style-name="ce10" office:value-type="string">
            <text:p>hbase</text:p>
          </table:table-cell>
          <table:table-cell table:style-name="ce10" office:value-type="string">
            <text:p>mongodb</text:p>
          </table:table-cell>
          <table:table-cell table:style-name="ce10" office:value-type="string">
            <text:p>mysq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2">
            <text:p>62</text:p>
          </table:table-cell>
          <table:table-cell table:formula="of:=AVERAGE([.B35:.K35])" office:value-type="float" office:value="27.2">
            <text:p>27.2</text:p>
          </table:table-cell>
          <table:table-cell/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formula="of:=AVERAGE([.O35:.X35])" office:value-type="float" office:value="0.9">
            <text:p>0.9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AB35:.AK35])" office:value-type="float" office:value="0.1">
            <text:p>0.1</text:p>
          </table:table-cell>
          <table:table-cell/>
          <table:table-cell office:value-type="float" office:value="1000">
            <text:p>100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formula="of:=AVERAGE([.AO35:.AX35])" office:value-type="float" office:value="10">
            <text:p>10</text:p>
          </table:table-cell>
          <table:table-cell/>
          <table:table-cell office:value-type="float" office:value="1000">
            <text:p>1000</text:p>
          </table:table-cell>
          <table:table-cell table:formula="of:=[.L35]" office:value-type="float" office:value="27.2">
            <text:p>27.2</text:p>
          </table:table-cell>
          <table:table-cell table:formula="of:=[.Y35]" office:value-type="float" office:value="0.9">
            <text:p>0.9</text:p>
          </table:table-cell>
          <table:table-cell table:formula="of:=[.AL35]" office:value-type="float" office:value="0.1">
            <text:p>0.1</text:p>
          </table:table-cell>
          <table:table-cell table:formula="of:=[.AY35]" office:value-type="float" office:value="10">
            <text:p>1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8">
            <text:p>58</text:p>
          </table:table-cell>
          <table:table-cell table:style-name="ce9" table:formula="of:=AVERAGE([.B36:.K36])" office:value-type="float" office:value="57.2">
            <text:p>57.2</text:p>
          </table:table-cell>
          <table:table-cell/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table:formula="of:=AVERAGE([.O36:.X36])" office:value-type="float" office:value="0.5">
            <text:p>0.5</text:p>
          </table:table-cell>
          <table:table-cell/>
          <table:table-cell office:value-type="float" office:value="2000">
            <text:p>2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36:.AK36])" office:value-type="float" office:value="0">
            <text:p>0</text:p>
          </table:table-cell>
          <table:table-cell/>
          <table:table-cell office:value-type="float" office:value="2000">
            <text:p>2000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3">
            <text:p>13</text:p>
          </table:table-cell>
          <table:table-cell table:style-name="ce9" table:formula="of:=AVERAGE([.AO36:.AX36])" office:value-type="float" office:value="17">
            <text:p>17</text:p>
          </table:table-cell>
          <table:table-cell/>
          <table:table-cell office:value-type="float" office:value="2000">
            <text:p>2000</text:p>
          </table:table-cell>
          <table:table-cell table:formula="of:=[.L36]" office:value-type="float" office:value="57.2">
            <text:p>57.2</text:p>
          </table:table-cell>
          <table:table-cell table:formula="of:=[.Y36]" office:value-type="float" office:value="0.5">
            <text:p>0.5</text:p>
          </table:table-cell>
          <table:table-cell table:formula="of:=[.AL36]" office:value-type="float" office:value="0">
            <text:p>0</text:p>
          </table:table-cell>
          <table:table-cell table:formula="of:=[.AY36]" office:value-type="float" office:value="17">
            <text:p>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2">
            <text:p>112</text:p>
          </table:table-cell>
          <table:table-cell table:style-name="ce9" table:formula="of:=AVERAGE([.B37:.K37])" office:value-type="float" office:value="104.9">
            <text:p>104.9</text:p>
          </table:table-cell>
          <table:table-cell/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table:formula="of:=AVERAGE([.O37:.X37])" office:value-type="float" office:value="0.5">
            <text:p>0.5</text:p>
          </table:table-cell>
          <table:table-cell/>
          <table:table-cell office:value-type="float" office:value="3000">
            <text:p>3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37:.AK37])" office:value-type="float" office:value="0">
            <text:p>0</text:p>
          </table:table-cell>
          <table:table-cell/>
          <table:table-cell office:value-type="float" office:value="3000">
            <text:p>3000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9">
            <text:p>19</text:p>
          </table:table-cell>
          <table:table-cell table:style-name="ce9" table:formula="of:=AVERAGE([.AO37:.AX37])" office:value-type="float" office:value="25.4">
            <text:p>25.4</text:p>
          </table:table-cell>
          <table:table-cell/>
          <table:table-cell office:value-type="float" office:value="3000">
            <text:p>3000</text:p>
          </table:table-cell>
          <table:table-cell table:formula="of:=[.L37]" office:value-type="float" office:value="104.9">
            <text:p>104.9</text:p>
          </table:table-cell>
          <table:table-cell table:formula="of:=[.Y37]" office:value-type="float" office:value="0.5">
            <text:p>0.5</text:p>
          </table:table-cell>
          <table:table-cell table:formula="of:=[.AL37]" office:value-type="float" office:value="0">
            <text:p>0</text:p>
          </table:table-cell>
          <table:table-cell table:formula="of:=[.AY37]" office:value-type="float" office:value="25.4">
            <text:p>25.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77">
            <text:p>177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86">
            <text:p>186</text:p>
          </table:table-cell>
          <table:table-cell table:style-name="ce9" table:formula="of:=AVERAGE([.B38:.K38])" office:value-type="float" office:value="165.2">
            <text:p>165.2</text:p>
          </table:table-cell>
          <table:table-cell/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table:formula="of:=AVERAGE([.O38:.X38])" office:value-type="float" office:value="0.6">
            <text:p>0.6</text:p>
          </table:table-cell>
          <table:table-cell/>
          <table:table-cell office:value-type="float" office:value="4000">
            <text:p>4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38:.AK38])" office:value-type="float" office:value="0">
            <text:p>0</text:p>
          </table:table-cell>
          <table:table-cell/>
          <table:table-cell office:value-type="float" office:value="4000">
            <text:p>400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9" table:formula="of:=AVERAGE([.AO38:.AX38])" office:value-type="float" office:value="33.8">
            <text:p>33.8</text:p>
          </table:table-cell>
          <table:table-cell/>
          <table:table-cell office:value-type="float" office:value="4000">
            <text:p>4000</text:p>
          </table:table-cell>
          <table:table-cell table:formula="of:=[.L38]" office:value-type="float" office:value="165.2">
            <text:p>165.2</text:p>
          </table:table-cell>
          <table:table-cell table:formula="of:=[.Y38]" office:value-type="float" office:value="0.6">
            <text:p>0.6</text:p>
          </table:table-cell>
          <table:table-cell table:formula="of:=[.AL38]" office:value-type="float" office:value="0">
            <text:p>0</text:p>
          </table:table-cell>
          <table:table-cell table:formula="of:=[.AY38]" office:value-type="float" office:value="33.8">
            <text:p>33.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63">
            <text:p>263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267">
            <text:p>267</text:p>
          </table:table-cell>
          <table:table-cell table:style-name="ce7" office:value-type="float" office:value="273">
            <text:p>273</text:p>
          </table:table-cell>
          <table:table-cell table:style-name="ce7" office:value-type="float" office:value="270">
            <text:p>270</text:p>
          </table:table-cell>
          <table:table-cell table:style-name="ce7" office:value-type="float" office:value="267">
            <text:p>267</text:p>
          </table:table-cell>
          <table:table-cell table:style-name="ce7" office:value-type="float" office:value="274">
            <text:p>274</text:p>
          </table:table-cell>
          <table:table-cell table:style-name="ce9" table:formula="of:=AVERAGE([.B39:.K39])" office:value-type="float" office:value="244.8">
            <text:p>244.8</text:p>
          </table:table-cell>
          <table:table-cell/>
          <table:table-cell office:value-type="float" office:value="5000">
            <text:p>50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table:formula="of:=AVERAGE([.O39:.X39])" office:value-type="float" office:value="1.2">
            <text:p>1.2</text:p>
          </table:table-cell>
          <table:table-cell/>
          <table:table-cell office:value-type="float" office:value="5000">
            <text:p>5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39:.AK39])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2">
            <text:p>32</text:p>
          </table:table-cell>
          <table:table-cell table:style-name="ce9" table:formula="of:=AVERAGE([.AO39:.AX39])" office:value-type="float" office:value="42.1">
            <text:p>42.1</text:p>
          </table:table-cell>
          <table:table-cell/>
          <table:table-cell office:value-type="float" office:value="5000">
            <text:p>5000</text:p>
          </table:table-cell>
          <table:table-cell table:formula="of:=[.L39]" office:value-type="float" office:value="244.8">
            <text:p>244.8</text:p>
          </table:table-cell>
          <table:table-cell table:formula="of:=[.Y39]" office:value-type="float" office:value="1.2">
            <text:p>1.2</text:p>
          </table:table-cell>
          <table:table-cell table:formula="of:=[.AL39]" office:value-type="float" office:value="0">
            <text:p>0</text:p>
          </table:table-cell>
          <table:table-cell table:formula="of:=[.AY39]" office:value-type="float" office:value="42.1">
            <text:p>42.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75">
            <text:p>375</text:p>
          </table:table-cell>
          <table:table-cell table:style-name="ce7" office:value-type="float" office:value="374">
            <text:p>374</text:p>
          </table:table-cell>
          <table:table-cell table:style-name="ce7" office:value-type="float" office:value="371">
            <text:p>371</text:p>
          </table:table-cell>
          <table:table-cell table:style-name="ce7" office:value-type="float" office:value="383">
            <text:p>383</text:p>
          </table:table-cell>
          <table:table-cell table:style-name="ce7" office:value-type="float" office:value="388">
            <text:p>388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379">
            <text:p>379</text:p>
          </table:table-cell>
          <table:table-cell table:style-name="ce7" office:value-type="float" office:value="379">
            <text:p>379</text:p>
          </table:table-cell>
          <table:table-cell table:style-name="ce9" table:formula="of:=AVERAGE([.B40:.K40])" office:value-type="float" office:value="340.4">
            <text:p>340.4</text:p>
          </table:table-cell>
          <table:table-cell/>
          <table:table-cell office:value-type="float" office:value="6000">
            <text:p>6000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table:formula="of:=AVERAGE([.O40:.X40])" office:value-type="float" office:value="1.1">
            <text:p>1.1</text:p>
          </table:table-cell>
          <table:table-cell/>
          <table:table-cell office:value-type="float" office:value="6000">
            <text:p>6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0:.AK40])" office:value-type="float" office:value="0">
            <text:p>0</text:p>
          </table:table-cell>
          <table:table-cell/>
          <table:table-cell office:value-type="float" office:value="6000">
            <text:p>6000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8">
            <text:p>38</text:p>
          </table:table-cell>
          <table:table-cell table:style-name="ce9" table:formula="of:=AVERAGE([.AO40:.AX40])" office:value-type="float" office:value="50.4">
            <text:p>50.4</text:p>
          </table:table-cell>
          <table:table-cell/>
          <table:table-cell office:value-type="float" office:value="6000">
            <text:p>6000</text:p>
          </table:table-cell>
          <table:table-cell table:formula="of:=[.L40]" office:value-type="float" office:value="340.4">
            <text:p>340.4</text:p>
          </table:table-cell>
          <table:table-cell table:formula="of:=[.Y40]" office:value-type="float" office:value="1.1">
            <text:p>1.1</text:p>
          </table:table-cell>
          <table:table-cell table:formula="of:=[.AL40]" office:value-type="float" office:value="0">
            <text:p>0</text:p>
          </table:table-cell>
          <table:table-cell table:formula="of:=[.AY40]" office:value-type="float" office:value="50.4">
            <text:p>50.4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3">
            <text:p>503</text:p>
          </table:table-cell>
          <table:table-cell table:style-name="ce7" office:value-type="float" office:value="509">
            <text:p>509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504">
            <text:p>504</text:p>
          </table:table-cell>
          <table:table-cell table:style-name="ce7" office:value-type="float" office:value="504">
            <text:p>504</text:p>
          </table:table-cell>
          <table:table-cell table:style-name="ce9" table:formula="of:=AVERAGE([.B41:.K41])" office:value-type="float" office:value="453.9">
            <text:p>453.9</text:p>
          </table:table-cell>
          <table:table-cell/>
          <table:table-cell office:value-type="float" office:value="7000">
            <text:p>7000</text:p>
          </table:table-cell>
          <table:table-cell table:number-columns-repeated="10" office:value-type="float" office:value="1">
            <text:p>1</text:p>
          </table:table-cell>
          <table:table-cell table:style-name="ce9" table:formula="of:=AVERAGE([.O41:.X41])" office:value-type="float" office:value="1">
            <text:p>1</text:p>
          </table:table-cell>
          <table:table-cell/>
          <table:table-cell office:value-type="float" office:value="7000">
            <text:p>7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1:.AK41])" office:value-type="float" office:value="0">
            <text:p>0</text:p>
          </table:table-cell>
          <table:table-cell/>
          <table:table-cell office:value-type="float" office:value="7000">
            <text:p>7000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5">
            <text:p>45</text:p>
          </table:table-cell>
          <table:table-cell table:style-name="ce9" table:formula="of:=AVERAGE([.AO41:.AX41])" office:value-type="float" office:value="59.4">
            <text:p>59.4</text:p>
          </table:table-cell>
          <table:table-cell/>
          <table:table-cell office:value-type="float" office:value="7000">
            <text:p>7000</text:p>
          </table:table-cell>
          <table:table-cell table:formula="of:=[.L41]" office:value-type="float" office:value="453.9">
            <text:p>453.9</text:p>
          </table:table-cell>
          <table:table-cell table:formula="of:=[.Y41]" office:value-type="float" office:value="1">
            <text:p>1</text:p>
          </table:table-cell>
          <table:table-cell table:formula="of:=[.AL41]" office:value-type="float" office:value="0">
            <text:p>0</text:p>
          </table:table-cell>
          <table:table-cell table:formula="of:=[.AY41]" office:value-type="float" office:value="59.4">
            <text:p>59.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style-name="ce7" office:value-type="float" office:value="638">
            <text:p>63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46">
            <text:p>646</text:p>
          </table:table-cell>
          <table:table-cell table:style-name="ce7" office:value-type="float" office:value="643">
            <text:p>643</text:p>
          </table:table-cell>
          <table:table-cell table:style-name="ce7" office:value-type="float" office:value="645">
            <text:p>645</text:p>
          </table:table-cell>
          <table:table-cell table:style-name="ce7" office:value-type="float" office:value="647">
            <text:p>647</text:p>
          </table:table-cell>
          <table:table-cell table:style-name="ce7" office:value-type="float" office:value="640">
            <text:p>640</text:p>
          </table:table-cell>
          <table:table-cell table:style-name="ce7" office:value-type="float" office:value="648">
            <text:p>648</text:p>
          </table:table-cell>
          <table:table-cell table:style-name="ce7" office:value-type="float" office:value="640">
            <text:p>640</text:p>
          </table:table-cell>
          <table:table-cell table:style-name="ce7" office:value-type="float" office:value="654">
            <text:p>654</text:p>
          </table:table-cell>
          <table:table-cell table:style-name="ce9" table:formula="of:=AVERAGE([.B42:.K42])" office:value-type="float" office:value="581.1">
            <text:p>581.1</text:p>
          </table:table-cell>
          <table:table-cell/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style-name="ce9" table:formula="of:=AVERAGE([.O42:.X42])" office:value-type="float" office:value="1.1">
            <text:p>1.1</text:p>
          </table:table-cell>
          <table:table-cell/>
          <table:table-cell office:value-type="float" office:value="8000">
            <text:p>8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2:.AK42])" office:value-type="float" office:value="0">
            <text:p>0</text:p>
          </table:table-cell>
          <table:table-cell/>
          <table:table-cell office:value-type="float" office:value="8000">
            <text:p>800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1">
            <text:p>51</text:p>
          </table:table-cell>
          <table:table-cell table:style-name="ce9" table:formula="of:=AVERAGE([.AO42:.AX42])" office:value-type="float" office:value="67.5">
            <text:p>67.5</text:p>
          </table:table-cell>
          <table:table-cell/>
          <table:table-cell office:value-type="float" office:value="8000">
            <text:p>8000</text:p>
          </table:table-cell>
          <table:table-cell table:formula="of:=[.L42]" office:value-type="float" office:value="581.1">
            <text:p>581.1</text:p>
          </table:table-cell>
          <table:table-cell table:formula="of:=[.Y42]" office:value-type="float" office:value="1.1">
            <text:p>1.1</text:p>
          </table:table-cell>
          <table:table-cell table:formula="of:=[.AL42]" office:value-type="float" office:value="0">
            <text:p>0</text:p>
          </table:table-cell>
          <table:table-cell table:formula="of:=[.AY42]" office:value-type="float" office:value="67.5">
            <text:p>67.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style-name="ce7" office:value-type="float" office:value="810">
            <text:p>8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11">
            <text:p>811</text:p>
          </table:table-cell>
          <table:table-cell table:style-name="ce7" office:value-type="float" office:value="808">
            <text:p>808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802">
            <text:p>802</text:p>
          </table:table-cell>
          <table:table-cell table:style-name="ce7" office:value-type="float" office:value="811">
            <text:p>811</text:p>
          </table:table-cell>
          <table:table-cell table:style-name="ce7" office:value-type="float" office:value="817">
            <text:p>817</text:p>
          </table:table-cell>
          <table:table-cell table:style-name="ce7" office:value-type="float" office:value="805">
            <text:p>805</text:p>
          </table:table-cell>
          <table:table-cell table:style-name="ce7" office:value-type="float" office:value="815">
            <text:p>815</text:p>
          </table:table-cell>
          <table:table-cell table:style-name="ce9" table:formula="of:=AVERAGE([.B43:.K43])" office:value-type="float" office:value="731.1">
            <text:p>731.1</text:p>
          </table:table-cell>
          <table:table-cell/>
          <table:table-cell office:value-type="float" office:value="9000">
            <text:p>9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table:formula="of:=AVERAGE([.O43:.X43])" office:value-type="float" office:value="0.7">
            <text:p>0.7</text:p>
          </table:table-cell>
          <table:table-cell/>
          <table:table-cell office:value-type="float" office:value="9000">
            <text:p>9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3:.AK43])" office:value-type="float" office:value="0">
            <text:p>0</text:p>
          </table:table-cell>
          <table:table-cell/>
          <table:table-cell office:value-type="float" office:value="9000">
            <text:p>900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7">
            <text:p>57</text:p>
          </table:table-cell>
          <table:table-cell table:style-name="ce9" table:formula="of:=AVERAGE([.AO43:.AX43])" office:value-type="float" office:value="76.6">
            <text:p>76.6</text:p>
          </table:table-cell>
          <table:table-cell/>
          <table:table-cell office:value-type="float" office:value="9000">
            <text:p>9000</text:p>
          </table:table-cell>
          <table:table-cell table:formula="of:=[.L43]" office:value-type="float" office:value="731.1">
            <text:p>731.1</text:p>
          </table:table-cell>
          <table:table-cell table:formula="of:=[.Y43]" office:value-type="float" office:value="0.7">
            <text:p>0.7</text:p>
          </table:table-cell>
          <table:table-cell table:formula="of:=[.AL43]" office:value-type="float" office:value="0">
            <text:p>0</text:p>
          </table:table-cell>
          <table:table-cell table:formula="of:=[.AY43]" office:value-type="float" office:value="76.6">
            <text:p>76.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87">
            <text:p>987</text:p>
          </table:table-cell>
          <table:table-cell table:style-name="ce9" table:formula="of:=AVERAGE([.B44:.K44])" office:value-type="float" office:value="892.3">
            <text:p>892.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style-name="ce9" table:formula="of:=AVERAGE([.O44:.X44])" office:value-type="float" office:value="1">
            <text:p>1</text:p>
          </table:table-cell>
          <table:table-cell/>
          <table:table-cell office:value-type="float" office:value="10000">
            <text:p>10000</text:p>
          </table:table-cell>
          <table:table-cell table:number-columns-repeated="10" office:value-type="float" office:value="0">
            <text:p>0</text:p>
          </table:table-cell>
          <table:table-cell table:style-name="ce9" table:formula="of:=AVERAGE([.AB44:.AK44])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90">
            <text:p>90</text:p>
          </table:table-cell>
          <table:table-cell office:value-type="float" office:value="90">
            <text:p>90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3">
            <text:p>63</text:p>
          </table:table-cell>
          <table:table-cell table:style-name="ce9" table:formula="of:=AVERAGE([.AO44:.AX44])" office:value-type="float" office:value="83.6">
            <text:p>83.6</text:p>
          </table:table-cell>
          <table:table-cell/>
          <table:table-cell office:value-type="float" office:value="10000">
            <text:p>10000</text:p>
          </table:table-cell>
          <table:table-cell table:formula="of:=[.L44]" office:value-type="float" office:value="892.3">
            <text:p>892.3</text:p>
          </table:table-cell>
          <table:table-cell table:formula="of:=[.Y44]" office:value-type="float" office:value="1">
            <text:p>1</text:p>
          </table:table-cell>
          <table:table-cell table:formula="of:=[.AL44]" office:value-type="float" office:value="0">
            <text:p>0</text:p>
          </table:table-cell>
          <table:table-cell table:formula="of:=[.AY44]" office:value-type="float" office:value="83.6">
            <text:p>83.6</text:p>
          </table:table-cell>
        </table:table-row>
        <table:table-row table:style-name="ro1">
          <table:table-cell table:number-columns-repeated="13"/>
          <table:table-cell>
            <draw:frame table:end-cell-address="query.X61" table:end-x="0.3528in" table:end-y="0.0795in" draw:z-index="6" draw:style-name="gr1" svg:width="3.1492in" svg:height="2.7555in" svg:x="0.4547in" svg:y="0.1579in">
              <draw:object draw:notify-on-update-of-ranges="query.N34:query.N34 query.N35:query.N44 query.Y34:query.Y34 query.Y35:query.Y4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>
            <draw:frame table:end-cell-address="query.L61" table:end-x="0.0713in" table:end-y="0.1382in" draw:z-index="5" draw:style-name="gr1" svg:width="3.6315in" svg:height="2.7555in" svg:x="0.2012in" svg:y="0.0394in">
              <draw:object draw:notify-on-update-of-ranges="query.A34:query.A34 query.A35:query.A44 query.L34:query.L34 query.L35:query.L4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9"/>
          <table:table-cell>
            <draw:frame table:end-cell-address="query.AY61" table:end-x="0.0839in" table:end-y="0.1382in" draw:z-index="8" draw:style-name="gr1" svg:width="3.1492in" svg:height="2.7555in" svg:x="0.0398in" svg:y="0.0394in">
              <draw:object draw:notify-on-update-of-ranges="query.AN34:query.AN34 query.AN35:query.AN44 query.AY34:query.AY34 query.AY35:query.AY4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7"/>
          <table:table-cell>
            <draw:frame table:end-cell-address="query.AL62" table:end-x="0.0839in" table:end-y="0.1382in" draw:z-index="7" draw:style-name="gr1" svg:width="3.1492in" svg:height="2.7555in" svg:x="0.0398in" svg:y="0.0394in">
              <draw:object draw:notify-on-update-of-ranges="query.AA34:query.AA34 query.AA35:query.AA44 query.AL34:query.AL34 query.AL35:query.AL44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5"/>
          <table:table-cell>
            <draw:frame table:end-cell-address="query.BE62" table:end-x="0.522in" table:end-y="0.1382in" draw:z-index="9" draw:style-name="gr1" svg:width="3.1492in" svg:height="2.7555in" svg:x="0.0398in" svg:y="0.0394in">
              <draw:object draw:notify-on-update-of-ranges="query.BA34:query.BA34 query.BA35:query.BA44 query.BB34:query.BB34 query.BB35:query.BB44 query.BC34:query.BC34 query.BC35:query.BC44 query.BD34:query.BD34 query.BD35:query.BD44 query.BE34:query.BE34 query.BE35:query.BE44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3"/>
        </table:table-row>
      </table:table>
      <table:table table:name="count" table:style-name="ta1" table:print="false">
        <table:table-column table:style-name="co11" table:default-cell-style-name="Default"/>
        <table:table-column table:style-name="co5" table:number-columns-repeated="7" table:default-cell-style-name="Default"/>
        <table:table-column table:style-name="co8" table:default-cell-style-name="ce9"/>
        <table:table-column table:style-name="co3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column table:style-name="co8" table:default-cell-style-name="ce9"/>
        <table:table-column table:style-name="co3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column table:style-name="co8" table:default-cell-style-name="ce9"/>
        <table:table-column table:style-name="co3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column table:style-name="co8" table:default-cell-style-name="ce9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ows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table:style-name="Default"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table:style-name="Default"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table:style-name="Default" office:value-type="string">
            <text:p>AVG.</text:p>
          </table:table-cell>
          <table:table-cell/>
          <table:table-cell office:value-type="string">
            <text:p>rows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table:style-name="Default" office:value-type="string">
            <text:p>AVG.</text:p>
          </table:table-cell>
          <table:table-cell/>
          <table:table-cell table:style-name="ce10" office:value-type="string">
            <text:p>rows</text:p>
          </table:table-cell>
          <table:table-cell table:style-name="ce10" office:value-type="string">
            <text:p>cassandra</text:p>
          </table:table-cell>
          <table:table-cell table:style-name="ce10" office:value-type="string">
            <text:p>hbase</text:p>
          </table:table-cell>
          <table:table-cell table:style-name="ce10" office:value-type="string">
            <text:p>mongodb</text:p>
          </table:table-cell>
          <table:table-cell table:style-name="ce10" office:value-type="string">
            <text:p>mysq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Default" table:formula="of:=AVERAGE([.B2:.H2])" office:value-type="float" office:value="5.42857142857143">
            <text:p>5.42857142857143</text:p>
          </table:table-cell>
          <table:table-cell/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table:style-name="Default" table:formula="of:=AVERAGE([.L2:.R2])" office:value-type="float" office:value="105.714285714286">
            <text:p>105.714285714286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table:formula="of:=AVERAGE([.V2:.AB2])" office:value-type="float" office:value="0.571428571428571">
            <text:p>0.571428571428571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Default" table:formula="of:=AVERAGE([.AF2:.AL2])" office:value-type="float" office:value="5.28571428571429">
            <text:p>5.28571428571429</text:p>
          </table:table-cell>
          <table:table-cell/>
          <table:table-cell office:value-type="float" office:value="100">
            <text:p>100</text:p>
          </table:table-cell>
          <table:table-cell table:formula="of:=[.I2]" office:value-type="float" office:value="5.42857142857143">
            <text:p>5.42857142857143</text:p>
          </table:table-cell>
          <table:table-cell table:formula="of:=[.S2]" office:value-type="float" office:value="105.714285714286">
            <text:p>105.714285714286</text:p>
          </table:table-cell>
          <table:table-cell table:formula="of:=[.AC2]" office:value-type="float" office:value="0.571428571428571">
            <text:p>0.571428571428571</text:p>
          </table:table-cell>
          <table:table-cell table:formula="of:=[.AM2]" office:value-type="float" office:value="5.28571428571429">
            <text:p>5.2857142857142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AVERAGE([.B3:.H3])" office:value-type="float" office:value="7">
            <text:p>7</text:p>
          </table:table-cell>
          <table:table-cell/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formula="of:=AVERAGE([.L3:.R3])" office:value-type="float" office:value="105.285714285714">
            <text:p>105.285714285714</text:p>
          </table:table-cell>
          <table:table-cell/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V3:.AB3])" office:value-type="float" office:value="1">
            <text:p>1</text:p>
          </table:table-cell>
          <table:table-cell/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AF3:.AL3])" office:value-type="float" office:value="0.714285714285714">
            <text:p>0.714285714285714</text:p>
          </table:table-cell>
          <table:table-cell/>
          <table:table-cell office:value-type="float" office:value="200">
            <text:p>200</text:p>
          </table:table-cell>
          <table:table-cell table:formula="of:=[.I3]" office:value-type="float" office:value="7">
            <text:p>7</text:p>
          </table:table-cell>
          <table:table-cell table:formula="of:=[.S3]" office:value-type="float" office:value="105.285714285714">
            <text:p>105.285714285714</text:p>
          </table:table-cell>
          <table:table-cell table:formula="of:=[.AC3]" office:value-type="float" office:value="1">
            <text:p>1</text:p>
          </table:table-cell>
          <table:table-cell table:formula="of:=[.AM3]" office:value-type="float" office:value="0.714285714285714">
            <text:p>0.71428571428571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AVERAGE([.B4:.H4])" office:value-type="float" office:value="9.42857142857143">
            <text:p>9.42857142857143</text:p>
          </table:table-cell>
          <table:table-cell/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formula="of:=AVERAGE([.L4:.R4])" office:value-type="float" office:value="106.857142857143">
            <text:p>106.857142857143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V4:.AB4])" office:value-type="float" office:value="0.714285714285714">
            <text:p>0.714285714285714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AF4:.AL4])" office:value-type="float" office:value="0.857142857142857">
            <text:p>0.857142857142857</text:p>
          </table:table-cell>
          <table:table-cell/>
          <table:table-cell office:value-type="float" office:value="300">
            <text:p>300</text:p>
          </table:table-cell>
          <table:table-cell table:formula="of:=[.I4]" office:value-type="float" office:value="9.42857142857143">
            <text:p>9.42857142857143</text:p>
          </table:table-cell>
          <table:table-cell table:formula="of:=[.S4]" office:value-type="float" office:value="106.857142857143">
            <text:p>106.857142857143</text:p>
          </table:table-cell>
          <table:table-cell table:formula="of:=[.AC4]" office:value-type="float" office:value="0.714285714285714">
            <text:p>0.714285714285714</text:p>
          </table:table-cell>
          <table:table-cell table:formula="of:=[.AM4]" office:value-type="float" office:value="0.857142857142857">
            <text:p>0.85714285714285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AVERAGE([.B5:.H5])" office:value-type="float" office:value="11.8571428571429">
            <text:p>11.8571428571429</text:p>
          </table:table-cell>
          <table:table-cell/>
          <table:table-cell office:value-type="float" office:value="400">
            <text:p>400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3">
            <text:p>103</text:p>
          </table:table-cell>
          <table:table-cell table:formula="of:=AVERAGE([.L5:.R5])" office:value-type="float" office:value="105.285714285714">
            <text:p>105.285714285714</text:p>
          </table:table-cell>
          <table:table-cell/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V5:.AB5])" office:value-type="float" office:value="1.14285714285714">
            <text:p>1.14285714285714</text:p>
          </table:table-cell>
          <table:table-cell/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AF5:.AL5])" office:value-type="float" office:value="1.14285714285714">
            <text:p>1.14285714285714</text:p>
          </table:table-cell>
          <table:table-cell/>
          <table:table-cell office:value-type="float" office:value="400">
            <text:p>400</text:p>
          </table:table-cell>
          <table:table-cell table:formula="of:=[.I5]" office:value-type="float" office:value="11.8571428571429">
            <text:p>11.8571428571429</text:p>
          </table:table-cell>
          <table:table-cell table:formula="of:=[.S5]" office:value-type="float" office:value="105.285714285714">
            <text:p>105.285714285714</text:p>
          </table:table-cell>
          <table:table-cell table:formula="of:=[.AC5]" office:value-type="float" office:value="1.14285714285714">
            <text:p>1.14285714285714</text:p>
          </table:table-cell>
          <table:table-cell table:formula="of:=[.AM5]" office:value-type="float" office:value="1.14285714285714">
            <text:p>1.1428571428571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AVERAGE([.B6:.H6])" office:value-type="float" office:value="14.1428571428571">
            <text:p>14.1428571428571</text:p>
          </table:table-cell>
          <table:table-cell/>
          <table:table-cell office:value-type="float" office:value="500">
            <text:p>500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AVERAGE([.L6:.R6])" office:value-type="float" office:value="126.428571428571">
            <text:p>126.428571428571</text:p>
          </table:table-cell>
          <table:table-cell/>
          <table:table-cell office:value-type="float" office:value="500">
            <text:p>500</text:p>
          </table:table-cell>
          <table:table-cell table:number-columns-repeated="7" office:value-type="float" office:value="1">
            <text:p>1</text:p>
          </table:table-cell>
          <table:table-cell table:formula="of:=AVERAGE([.V6:.AB6])" office:value-type="float" office:value="1">
            <text:p>1</text:p>
          </table:table-cell>
          <table:table-cell/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AF6:.AL6])" office:value-type="float" office:value="1.28571428571429">
            <text:p>1.28571428571429</text:p>
          </table:table-cell>
          <table:table-cell/>
          <table:table-cell office:value-type="float" office:value="500">
            <text:p>500</text:p>
          </table:table-cell>
          <table:table-cell table:formula="of:=[.I6]" office:value-type="float" office:value="14.1428571428571">
            <text:p>14.1428571428571</text:p>
          </table:table-cell>
          <table:table-cell table:formula="of:=[.S6]" office:value-type="float" office:value="126.428571428571">
            <text:p>126.428571428571</text:p>
          </table:table-cell>
          <table:table-cell table:formula="of:=[.AC6]" office:value-type="float" office:value="1">
            <text:p>1</text:p>
          </table:table-cell>
          <table:table-cell table:formula="of:=[.AM6]" office:value-type="float" office:value="1.28571428571429">
            <text:p>1.2857142857142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AVERAGE([.B7:.H7])" office:value-type="float" office:value="15.1428571428571">
            <text:p>15.1428571428571</text:p>
          </table:table-cell>
          <table:table-cell/>
          <table:table-cell office:value-type="float" office:value="600">
            <text:p>600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  <table:table-cell table:formula="of:=AVERAGE([.L7:.R7])" office:value-type="float" office:value="145">
            <text:p>145</text:p>
          </table:table-cell>
          <table:table-cell/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formula="of:=AVERAGE([.V7:.AB7])" office:value-type="float" office:value="1.14285714285714">
            <text:p>1.14285714285714</text:p>
          </table:table-cell>
          <table:table-cell/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AF7:.AL7])" office:value-type="float" office:value="1.57142857142857">
            <text:p>1.57142857142857</text:p>
          </table:table-cell>
          <table:table-cell/>
          <table:table-cell office:value-type="float" office:value="600">
            <text:p>600</text:p>
          </table:table-cell>
          <table:table-cell table:formula="of:=[.I7]" office:value-type="float" office:value="15.1428571428571">
            <text:p>15.1428571428571</text:p>
          </table:table-cell>
          <table:table-cell table:formula="of:=[.S7]" office:value-type="float" office:value="145">
            <text:p>145</text:p>
          </table:table-cell>
          <table:table-cell table:formula="of:=[.AC7]" office:value-type="float" office:value="1.14285714285714">
            <text:p>1.14285714285714</text:p>
          </table:table-cell>
          <table:table-cell table:formula="of:=[.AM7]" office:value-type="float" office:value="1.57142857142857">
            <text:p>1.5714285714285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AVERAGE([.B8:.H8])" office:value-type="float" office:value="18.1428571428571">
            <text:p>18.1428571428571</text:p>
          </table:table-cell>
          <table:table-cell/>
          <table:table-cell office:value-type="float" office:value="700">
            <text:p>700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table:formula="of:=AVERAGE([.L8:.R8])" office:value-type="float" office:value="177.571428571429">
            <text:p>177.571428571429</text:p>
          </table:table-cell>
          <table:table-cell/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AVERAGE([.V8:.AB8])" office:value-type="float" office:value="1.28571428571429">
            <text:p>1.28571428571429</text:p>
          </table:table-cell>
          <table:table-cell/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AF8:.AL8])" office:value-type="float" office:value="1.85714285714286">
            <text:p>1.85714285714286</text:p>
          </table:table-cell>
          <table:table-cell/>
          <table:table-cell office:value-type="float" office:value="700">
            <text:p>700</text:p>
          </table:table-cell>
          <table:table-cell table:formula="of:=[.I8]" office:value-type="float" office:value="18.1428571428571">
            <text:p>18.1428571428571</text:p>
          </table:table-cell>
          <table:table-cell table:formula="of:=[.S8]" office:value-type="float" office:value="177.571428571429">
            <text:p>177.571428571429</text:p>
          </table:table-cell>
          <table:table-cell table:formula="of:=[.AC8]" office:value-type="float" office:value="1.28571428571429">
            <text:p>1.28571428571429</text:p>
          </table:table-cell>
          <table:table-cell table:formula="of:=[.AM8]" office:value-type="float" office:value="1.85714285714286">
            <text:p>1.8571428571428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table:number-columns-repeated="2"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AVERAGE([.B9:.H9])" office:value-type="float" office:value="19.8571428571429">
            <text:p>19.8571428571429</text:p>
          </table:table-cell>
          <table:table-cell/>
          <table:table-cell office:value-type="float" office:value="800">
            <text:p>800</text:p>
          </table:table-cell>
          <table:table-cell office:value-type="float" office:value="221">
            <text:p>221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table:formula="of:=AVERAGE([.L9:.R9])" office:value-type="float" office:value="183.857142857143">
            <text:p>183.857142857143</text:p>
          </table:table-cell>
          <table:table-cell/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AVERAGE([.V9:.AB9])" office:value-type="float" office:value="1.42857142857143">
            <text:p>1.42857142857143</text:p>
          </table:table-cell>
          <table:table-cell/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AF9:.AL9])" office:value-type="float" office:value="1.85714285714286">
            <text:p>1.85714285714286</text:p>
          </table:table-cell>
          <table:table-cell/>
          <table:table-cell office:value-type="float" office:value="800">
            <text:p>800</text:p>
          </table:table-cell>
          <table:table-cell table:formula="of:=[.I9]" office:value-type="float" office:value="19.8571428571429">
            <text:p>19.8571428571429</text:p>
          </table:table-cell>
          <table:table-cell table:formula="of:=[.S9]" office:value-type="float" office:value="183.857142857143">
            <text:p>183.857142857143</text:p>
          </table:table-cell>
          <table:table-cell table:formula="of:=[.AC9]" office:value-type="float" office:value="1.42857142857143">
            <text:p>1.42857142857143</text:p>
          </table:table-cell>
          <table:table-cell table:formula="of:=[.AM9]" office:value-type="float" office:value="1.85714285714286">
            <text:p>1.85714285714286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AVERAGE([.B10:.H10])" office:value-type="float" office:value="23">
            <text:p>23</text:p>
          </table:table-cell>
          <table:table-cell/>
          <table:table-cell office:value-type="float" office:value="900">
            <text:p>900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table:formula="of:=AVERAGE([.L10:.R10])" office:value-type="float" office:value="242.714285714286">
            <text:p>242.714285714286</text:p>
          </table:table-cell>
          <table:table-cell/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V10:.AB10])" office:value-type="float" office:value="1.57142857142857">
            <text:p>1.57142857142857</text:p>
          </table:table-cell>
          <table:table-cell/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AF10:.AL10])" office:value-type="float" office:value="2.28571428571429">
            <text:p>2.28571428571429</text:p>
          </table:table-cell>
          <table:table-cell/>
          <table:table-cell office:value-type="float" office:value="900">
            <text:p>900</text:p>
          </table:table-cell>
          <table:table-cell table:formula="of:=[.I10]" office:value-type="float" office:value="23">
            <text:p>23</text:p>
          </table:table-cell>
          <table:table-cell table:formula="of:=[.S10]" office:value-type="float" office:value="242.714285714286">
            <text:p>242.714285714286</text:p>
          </table:table-cell>
          <table:table-cell table:formula="of:=[.AC10]" office:value-type="float" office:value="1.57142857142857">
            <text:p>1.57142857142857</text:p>
          </table:table-cell>
          <table:table-cell table:formula="of:=[.AM10]" office:value-type="float" office:value="2.28571428571429">
            <text:p>2.2857142857142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 table:number-columns-repeated="2"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style-name="ce9"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AVERAGE([.B11:.H11])" office:value-type="float" office:value="25.1428571428571">
            <text:p>25.1428571428571</text:p>
          </table:table-cell>
          <table:table-cell/>
          <table:table-cell office:value-type="float" office:value="1000">
            <text:p>1000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table:style-name="ce9" office:value-type="float" office:value="259">
            <text:p>259</text:p>
          </table:table-cell>
          <table:table-cell office:value-type="float" office:value="224">
            <text:p>224</text:p>
          </table:table-cell>
          <table:table-cell table:formula="of:=AVERAGE([.L11:.R11])" office:value-type="float" office:value="251.714285714286">
            <text:p>251.714285714286</text:p>
          </table:table-cell>
          <table:table-cell/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V11:.AB11])" office:value-type="float" office:value="1.57142857142857">
            <text:p>1.57142857142857</text:p>
          </table:table-cell>
          <table:table-cell/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AF11:.AL11])" office:value-type="float" office:value="2.42857142857143">
            <text:p>2.42857142857143</text:p>
          </table:table-cell>
          <table:table-cell/>
          <table:table-cell office:value-type="float" office:value="1000">
            <text:p>1000</text:p>
          </table:table-cell>
          <table:table-cell table:formula="of:=[.I11]" office:value-type="float" office:value="25.1428571428571">
            <text:p>25.1428571428571</text:p>
          </table:table-cell>
          <table:table-cell table:formula="of:=[.S11]" office:value-type="float" office:value="251.714285714286">
            <text:p>251.714285714286</text:p>
          </table:table-cell>
          <table:table-cell table:formula="of:=[.AC11]" office:value-type="float" office:value="1.57142857142857">
            <text:p>1.57142857142857</text:p>
          </table:table-cell>
          <table:table-cell table:formula="of:=[.AM11]" office:value-type="float" office:value="2.42857142857143">
            <text:p>2.42857142857143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>
            <draw:frame table:end-cell-address="count.T28" table:end-x="0.2898in" table:end-y="0.0965in" draw:z-index="1" draw:style-name="gr1" svg:width="3.1492in" svg:height="2.7555in" svg:x="0.1461in" svg:y="0.1748in">
              <draw:object draw:notify-on-update-of-ranges="count.K2:count.K11 count.S1:count.S1 count.S2:count.S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 table:style-name="Default"/>
          <table:table-cell/>
          <table:table-cell>
            <draw:frame table:end-cell-address="count.AD28" table:end-x="0.2465in" table:end-y="0.0965in" draw:z-index="2" draw:style-name="gr1" svg:width="3.1492in" svg:height="2.7555in" svg:x="0.1028in" svg:y="0.1748in">
              <draw:object draw:notify-on-update-of-ranges="count.U2:count.U11 count.AC1:count.AC1 count.AC2:count.AC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>
            <draw:frame table:end-cell-address="count.J28" table:end-x="0.1594in" table:end-y="0.1067in" draw:z-index="0" draw:style-name="gr1" svg:width="3.1492in" svg:height="2.7555in" svg:x="0.0154in" svg:y="0.0079in">
              <draw:object draw:notify-on-update-of-ranges="count.A2:count.A11 count.I1:count.I1 count.I2:count.I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  <table:table-cell>
            <draw:frame table:end-cell-address="count.AN28" table:end-x="0.322in" table:end-y="0.1591in" draw:z-index="3" draw:style-name="gr1" svg:width="3.1492in" svg:height="2.7555in" svg:x="0.1783in" svg:y="0.0602in">
              <draw:object draw:notify-on-update-of-ranges="count.AE2:count.AE11 count.AM1:count.AM1 count.AM2:count.AM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 table:style-name="Default"/>
          <table:table-cell/>
          <table:table-cell>
            <draw:frame table:end-cell-address="count.AT28" table:end-x="0.5236in" table:end-y="0.1354in" draw:z-index="4" draw:style-name="gr1" svg:width="4.3476in" svg:height="2.7504in" svg:x="0.1535in" svg:y="0.0417in">
              <draw:object draw:notify-on-update-of-ranges="count.AO2:count.AO11 count.AP1:count.AP1 count.AP2:count.AP11 count.AQ1:count.AQ1 count.AQ2:count.AQ11 count.AR1:count.AR1 count.AR2:count.AR11 count.AS1:count.AS1 count.AS2:count.AS1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</table:table>
      <table:table table:name="update" table:style-name="ta1" table:print="false">
        <table:table-column table:style-name="co6" table:default-cell-style-name="Default"/>
        <table:table-column table:style-name="co14" table:number-columns-repeated="4" table:default-cell-style-name="ce7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4" table:number-columns-repeated="2" table:default-cell-style-name="ce7"/>
        <table:table-column table:style-name="co6" table:number-columns-repeated="2" table:default-cell-style-name="ce7"/>
        <table:table-column table:style-name="co1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4" table:number-columns-repeated="2" table:default-cell-style-name="ce7"/>
        <table:table-column table:style-name="co6" table:number-columns-repeated="2" table:default-cell-style-name="ce7"/>
        <table:table-column table:style-name="co16" table:default-cell-style-name="Default"/>
        <table:table-column table:style-name="co3" table:number-columns-repeated="5" table:default-cell-style-name="Default"/>
        <table:table-row table:style-name="ro2">
          <table:table-cell table:style-name="ce11" office:value-type="string">
            <text:p>rows</text:p>
          </table:table-cell>
          <table:table-cell table:style-name="ce11" office:value-type="string">
            <text:p>U1</text:p>
          </table:table-cell>
          <table:table-cell table:style-name="ce11" office:value-type="string">
            <text:p>U2</text:p>
          </table:table-cell>
          <table:table-cell table:style-name="ce11" office:value-type="string">
            <text:p>U3</text:p>
          </table:table-cell>
          <table:table-cell table:style-name="ce11" office:value-type="string">
            <text:p>U4</text:p>
          </table:table-cell>
          <table:table-cell table:style-name="ce11" office:value-type="string">
            <text:p>AVG.</text:p>
          </table:table-cell>
          <table:table-cell/>
          <table:table-cell table:style-name="ce11" office:value-type="string">
            <text:p>rows</text:p>
          </table:table-cell>
          <table:table-cell table:style-name="ce11" office:value-type="string">
            <text:p>U1</text:p>
          </table:table-cell>
          <table:table-cell table:style-name="ce11" office:value-type="string">
            <text:p>U2</text:p>
          </table:table-cell>
          <table:table-cell table:style-name="ce11" office:value-type="string">
            <text:p>U3</text:p>
          </table:table-cell>
          <table:table-cell table:style-name="ce11" office:value-type="string">
            <text:p>U4</text:p>
          </table:table-cell>
          <table:table-cell table:style-name="ce11" office:value-type="string">
            <text:p>AVG.</text:p>
          </table:table-cell>
          <table:table-cell/>
          <table:table-cell table:style-name="ce11" office:value-type="string">
            <text:p>rows</text:p>
          </table:table-cell>
          <table:table-cell table:style-name="ce11" office:value-type="string">
            <text:p>U1</text:p>
          </table:table-cell>
          <table:table-cell table:style-name="ce11" office:value-type="string">
            <text:p>U2</text:p>
          </table:table-cell>
          <table:table-cell table:style-name="ce11" office:value-type="string">
            <text:p>U3</text:p>
          </table:table-cell>
          <table:table-cell table:style-name="ce11" office:value-type="string">
            <text:p>U4</text:p>
          </table:table-cell>
          <table:table-cell table:style-name="ce11" office:value-type="string">
            <text:p>AVG.</text:p>
          </table:table-cell>
          <table:table-cell/>
          <table:table-cell table:style-name="ce10" office:value-type="string">
            <text:p>rows</text:p>
          </table:table-cell>
          <table:table-cell table:style-name="ce10" office:value-type="string">
            <text:p>hbase</text:p>
          </table:table-cell>
          <table:table-cell table:style-name="ce10" office:value-type="string">
            <text:p>mongodb</text:p>
          </table:table-cell>
          <table:table-cell table:style-name="ce10" office:value-type="string">
            <text:p>mysq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849">
            <text:p>849</text:p>
          </table:table-cell>
          <table:table-cell table:formula="of:=AVERAGE([.B2:.E2])" office:value-type="float" office:value="492">
            <text:p>492</text:p>
          </table:table-cell>
          <table:table-cell/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f:=AVERAGE([.I2:.L2])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style-name="Default" office:value-type="float" office:value="58">
            <text:p>58</text:p>
          </table:table-cell>
          <table:table-cell table:formula="of:=AVERAGE([.P2:.S2])" office:value-type="float" office:value="51">
            <text:p>51</text:p>
          </table:table-cell>
          <table:table-cell/>
          <table:table-cell office:value-type="float" office:value="100">
            <text:p>100</text:p>
          </table:table-cell>
          <table:table-cell table:formula="of:=[.F2]" office:value-type="float" office:value="492">
            <text:p>492</text:p>
          </table:table-cell>
          <table:table-cell table:formula="of:=[.M2]" office:value-type="float" office:value="0">
            <text:p>0</text:p>
          </table:table-cell>
          <table:table-cell table:formula="of:=[.T2]" office:value-type="float" office:value="51">
            <text:p>5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453">
            <text:p>453</text:p>
          </table:table-cell>
          <table:table-cell office:value-type="float" office:value="767">
            <text:p>767</text:p>
          </table:table-cell>
          <table:table-cell office:value-type="float" office:value="1037">
            <text:p>1037</text:p>
          </table:table-cell>
          <table:table-cell table:formula="of:=AVERAGE([.B3:.E3])" office:value-type="float" office:value="620.5">
            <text:p>620.5</text:p>
          </table:table-cell>
          <table:table-cell/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I3:.L3])" office:value-type="float" office:value="0.25">
            <text:p>0.25</text:p>
          </table:table-cell>
          <table:table-cell/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2" office:value-type="float" office:value="66">
            <text:p>66</text:p>
          </table:table-cell>
          <table:table-cell table:formula="of:=AVERAGE([.P3:.S3])" office:value-type="float" office:value="64.5">
            <text:p>64.5</text:p>
          </table:table-cell>
          <table:table-cell/>
          <table:table-cell office:value-type="float" office:value="200">
            <text:p>200</text:p>
          </table:table-cell>
          <table:table-cell table:formula="of:=[.F3]" office:value-type="float" office:value="620.5">
            <text:p>620.5</text:p>
          </table:table-cell>
          <table:table-cell table:formula="of:=[.M3]" office:value-type="float" office:value="0.25">
            <text:p>0.25</text:p>
          </table:table-cell>
          <table:table-cell table:formula="of:=[.T3]" office:value-type="float" office:value="64.5">
            <text:p>64.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48">
            <text:p>348</text:p>
          </table:table-cell>
          <table:table-cell office:value-type="float" office:value="678">
            <text:p>678</text:p>
          </table:table-cell>
          <table:table-cell office:value-type="float" office:value="922">
            <text:p>922</text:p>
          </table:table-cell>
          <table:table-cell office:value-type="float" office:value="1135">
            <text:p>1135</text:p>
          </table:table-cell>
          <table:table-cell table:formula="of:=AVERAGE([.B4:.E4])" office:value-type="float" office:value="770.75">
            <text:p>770.75</text:p>
          </table:table-cell>
          <table:table-cell/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I4:.L4])" office:value-type="float" office:value="0.25">
            <text:p>0.25</text:p>
          </table:table-cell>
          <table:table-cell/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AVERAGE([.P4:.S4])" office:value-type="float" office:value="47.25">
            <text:p>47.25</text:p>
          </table:table-cell>
          <table:table-cell/>
          <table:table-cell office:value-type="float" office:value="300">
            <text:p>300</text:p>
          </table:table-cell>
          <table:table-cell table:formula="of:=[.F4]" office:value-type="float" office:value="770.75">
            <text:p>770.75</text:p>
          </table:table-cell>
          <table:table-cell table:formula="of:=[.M4]" office:value-type="float" office:value="0.25">
            <text:p>0.25</text:p>
          </table:table-cell>
          <table:table-cell table:formula="of:=[.T4]" office:value-type="float" office:value="47.25">
            <text:p>47.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1">
            <text:p>241</text:p>
          </table:table-cell>
          <table:table-cell office:value-type="float" office:value="492">
            <text:p>492</text:p>
          </table:table-cell>
          <table:table-cell office:value-type="float" office:value="754">
            <text:p>754</text:p>
          </table:table-cell>
          <table:table-cell office:value-type="float" office:value="1023">
            <text:p>1023</text:p>
          </table:table-cell>
          <table:table-cell table:formula="of:=AVERAGE([.B5:.E5])" office:value-type="float" office:value="627.5">
            <text:p>627.5</text:p>
          </table:table-cell>
          <table:table-cell/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I5:.L5])" office:value-type="float" office:value="0.25">
            <text:p>0.25</text:p>
          </table:table-cell>
          <table:table-cell/>
          <table:table-cell office:value-type="float" office:value="400">
            <text:p>40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formula="of:=AVERAGE([.P5:.S5])" office:value-type="float" office:value="59.75">
            <text:p>59.75</text:p>
          </table:table-cell>
          <table:table-cell/>
          <table:table-cell office:value-type="float" office:value="400">
            <text:p>400</text:p>
          </table:table-cell>
          <table:table-cell table:formula="of:=[.F5]" office:value-type="float" office:value="627.5">
            <text:p>627.5</text:p>
          </table:table-cell>
          <table:table-cell table:formula="of:=[.M5]" office:value-type="float" office:value="0.25">
            <text:p>0.25</text:p>
          </table:table-cell>
          <table:table-cell table:formula="of:=[.T5]" office:value-type="float" office:value="59.75">
            <text:p>59.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6">
            <text:p>286</text:p>
          </table:table-cell>
          <table:table-cell table:style-name="Default" office:value-type="float" office:value="569">
            <text:p>569</text:p>
          </table:table-cell>
          <table:table-cell office:value-type="float" office:value="871">
            <text:p>871</text:p>
          </table:table-cell>
          <table:table-cell office:value-type="float" office:value="1163">
            <text:p>1163</text:p>
          </table:table-cell>
          <table:table-cell table:formula="of:=AVERAGE([.B6:.E6])" office:value-type="float" office:value="722.25">
            <text:p>722.25</text:p>
          </table:table-cell>
          <table:table-cell/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AVERAGE([.I6:.L6])" office:value-type="float" office:value="0.25">
            <text:p>0.25</text:p>
          </table:table-cell>
          <table:table-cell/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number-columns-repeated="2" office:value-type="float" office:value="67">
            <text:p>67</text:p>
          </table:table-cell>
          <table:table-cell office:value-type="float" office:value="75">
            <text:p>75</text:p>
          </table:table-cell>
          <table:table-cell table:formula="of:=AVERAGE([.P6:.S6])" office:value-type="float" office:value="65.5">
            <text:p>65.5</text:p>
          </table:table-cell>
          <table:table-cell/>
          <table:table-cell office:value-type="float" office:value="500">
            <text:p>500</text:p>
          </table:table-cell>
          <table:table-cell table:formula="of:=[.F6]" office:value-type="float" office:value="722.25">
            <text:p>722.25</text:p>
          </table:table-cell>
          <table:table-cell table:formula="of:=[.M6]" office:value-type="float" office:value="0.25">
            <text:p>0.25</text:p>
          </table:table-cell>
          <table:table-cell table:formula="of:=[.T6]" office:value-type="float" office:value="65.5">
            <text:p>65.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89">
            <text:p>289</text:p>
          </table:table-cell>
          <table:table-cell office:value-type="float" office:value="588">
            <text:p>588</text:p>
          </table:table-cell>
          <table:table-cell office:value-type="float" office:value="947">
            <text:p>947</text:p>
          </table:table-cell>
          <table:table-cell office:value-type="float" office:value="1275">
            <text:p>1275</text:p>
          </table:table-cell>
          <table:table-cell table:formula="of:=AVERAGE([.B7:.E7])" office:value-type="float" office:value="774.75">
            <text:p>774.75</text:p>
          </table:table-cell>
          <table:table-cell/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 table:formula="of:=AVERAGE([.I7:.L7])" office:value-type="float" office:value="0">
            <text:p>0</text:p>
          </table:table-cell>
          <table:table-cell/>
          <table:table-cell office:value-type="float" office:value="600">
            <text:p>600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table:formula="of:=AVERAGE([.P7:.S7])" office:value-type="float" office:value="57.75">
            <text:p>57.75</text:p>
          </table:table-cell>
          <table:table-cell/>
          <table:table-cell office:value-type="float" office:value="600">
            <text:p>600</text:p>
          </table:table-cell>
          <table:table-cell table:formula="of:=[.F7]" office:value-type="float" office:value="774.75">
            <text:p>774.75</text:p>
          </table:table-cell>
          <table:table-cell table:formula="of:=[.M7]" office:value-type="float" office:value="0">
            <text:p>0</text:p>
          </table:table-cell>
          <table:table-cell table:formula="of:=[.T7]" office:value-type="float" office:value="57.75">
            <text:p>57.7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92">
            <text:p>392</text:p>
          </table:table-cell>
          <table:table-cell office:value-type="float" office:value="776">
            <text:p>776</text:p>
          </table:table-cell>
          <table:table-cell office:value-type="float" office:value="1189">
            <text:p>1189</text:p>
          </table:table-cell>
          <table:table-cell office:value-type="float" office:value="1609">
            <text:p>1609</text:p>
          </table:table-cell>
          <table:table-cell table:formula="of:=AVERAGE([.B8:.E8])" office:value-type="float" office:value="991.5">
            <text:p>991.5</text:p>
          </table:table-cell>
          <table:table-cell/>
          <table:table-cell office:value-type="float" office:value="700">
            <text:p>700</text:p>
          </table:table-cell>
          <table:table-cell table:number-columns-repeated="4" office:value-type="float" office:value="0">
            <text:p>0</text:p>
          </table:table-cell>
          <table:table-cell table:formula="of:=AVERAGE([.I8:.L8])" office:value-type="float" office:value="0">
            <text:p>0</text:p>
          </table:table-cell>
          <table:table-cell/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159">
            <text:p>159</text:p>
          </table:table-cell>
          <table:table-cell table:formula="of:=AVERAGE([.P8:.S8])" office:value-type="float" office:value="89.5">
            <text:p>89.5</text:p>
          </table:table-cell>
          <table:table-cell/>
          <table:table-cell office:value-type="float" office:value="700">
            <text:p>700</text:p>
          </table:table-cell>
          <table:table-cell table:formula="of:=[.F8]" office:value-type="float" office:value="991.5">
            <text:p>991.5</text:p>
          </table:table-cell>
          <table:table-cell table:formula="of:=[.M8]" office:value-type="float" office:value="0">
            <text:p>0</text:p>
          </table:table-cell>
          <table:table-cell table:formula="of:=[.T8]" office:value-type="float" office:value="89.5">
            <text:p>89.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71">
            <text:p>371</text:p>
          </table:table-cell>
          <table:table-cell office:value-type="float" office:value="752">
            <text:p>752</text:p>
          </table:table-cell>
          <table:table-cell office:value-type="float" office:value="1217">
            <text:p>1217</text:p>
          </table:table-cell>
          <table:table-cell office:value-type="float" office:value="1709">
            <text:p>1709</text:p>
          </table:table-cell>
          <table:table-cell table:formula="of:=AVERAGE([.B9:.E9])" office:value-type="float" office:value="1012.25">
            <text:p>1012.25</text:p>
          </table:table-cell>
          <table:table-cell/>
          <table:table-cell office:value-type="float" office:value="800">
            <text:p>800</text:p>
          </table:table-cell>
          <table:table-cell table:number-columns-repeated="4" office:value-type="float" office:value="0">
            <text:p>0</text:p>
          </table:table-cell>
          <table:table-cell table:formula="of:=AVERAGE([.I9:.L9])" office:value-type="float" office:value="0">
            <text:p>0</text:p>
          </table:table-cell>
          <table:table-cell/>
          <table:table-cell office:value-type="float" office:value="800">
            <text:p>80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table:formula="of:=AVERAGE([.P9:.S9])" office:value-type="float" office:value="60">
            <text:p>60</text:p>
          </table:table-cell>
          <table:table-cell/>
          <table:table-cell office:value-type="float" office:value="800">
            <text:p>800</text:p>
          </table:table-cell>
          <table:table-cell table:formula="of:=[.F9]" office:value-type="float" office:value="1012.25">
            <text:p>1012.25</text:p>
          </table:table-cell>
          <table:table-cell table:formula="of:=[.M9]" office:value-type="float" office:value="0">
            <text:p>0</text:p>
          </table:table-cell>
          <table:table-cell table:formula="of:=[.T9]" office:value-type="float" office:value="60">
            <text:p>6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00">
            <text:p>400</text:p>
          </table:table-cell>
          <table:table-cell office:value-type="float" office:value="771">
            <text:p>771</text:p>
          </table:table-cell>
          <table:table-cell office:value-type="float" office:value="1268">
            <text:p>1268</text:p>
          </table:table-cell>
          <table:table-cell office:value-type="float" office:value="1755">
            <text:p>1755</text:p>
          </table:table-cell>
          <table:table-cell table:formula="of:=AVERAGE([.B10:.E10])" office:value-type="float" office:value="1048.5">
            <text:p>1048.5</text:p>
          </table:table-cell>
          <table:table-cell/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 table:formula="of:=AVERAGE([.I10:.L10])" office:value-type="float" office:value="0">
            <text:p>0</text:p>
          </table:table-cell>
          <table:table-cell/>
          <table:table-cell office:value-type="float" office:value="900">
            <text:p>9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formula="of:=AVERAGE([.P10:.S10])" office:value-type="float" office:value="70.25">
            <text:p>70.25</text:p>
          </table:table-cell>
          <table:table-cell/>
          <table:table-cell office:value-type="float" office:value="900">
            <text:p>900</text:p>
          </table:table-cell>
          <table:table-cell table:formula="of:=[.F10]" office:value-type="float" office:value="1048.5">
            <text:p>1048.5</text:p>
          </table:table-cell>
          <table:table-cell table:formula="of:=[.M10]" office:value-type="float" office:value="0">
            <text:p>0</text:p>
          </table:table-cell>
          <table:table-cell table:formula="of:=[.T10]" office:value-type="float" office:value="70.25">
            <text:p>70.2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28">
            <text:p>428</text:p>
          </table:table-cell>
          <table:table-cell office:value-type="float" office:value="851">
            <text:p>851</text:p>
          </table:table-cell>
          <table:table-cell office:value-type="float" office:value="1386">
            <text:p>1386</text:p>
          </table:table-cell>
          <table:table-cell office:value-type="float" office:value="1969">
            <text:p>1969</text:p>
          </table:table-cell>
          <table:table-cell table:formula="of:=AVERAGE([.B11:.E11])" office:value-type="float" office:value="1158.5">
            <text:p>1158.5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formula="of:=AVERAGE([.I11:.L11])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table:number-columns-repeated="2" office:value-type="float" office:value="67">
            <text:p>67</text:p>
          </table:table-cell>
          <table:table-cell office:value-type="float" office:value="75">
            <text:p>75</text:p>
          </table:table-cell>
          <table:table-cell table:formula="of:=AVERAGE([.P11:.S11])" office:value-type="float" office:value="65.75">
            <text:p>65.75</text:p>
          </table:table-cell>
          <table:table-cell/>
          <table:table-cell office:value-type="float" office:value="1000">
            <text:p>1000</text:p>
          </table:table-cell>
          <table:table-cell table:formula="of:=[.F11]" office:value-type="float" office:value="1158.5">
            <text:p>1158.5</text:p>
          </table:table-cell>
          <table:table-cell table:formula="of:=[.M11]" office:value-type="float" office:value="0">
            <text:p>0</text:p>
          </table:table-cell>
          <table:table-cell table:formula="of:=[.T11]" office:value-type="float" office:value="65.75">
            <text:p>65.7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>
            <draw:frame table:end-cell-address="update.G29" table:end-x="0.676in" table:end-y="0.0083in" draw:z-index="0" draw:style-name="gr1" svg:width="3.1492in" svg:height="2.7555in" svg:x="0.0906in" svg:y="0.0866in">
              <draw:object draw:notify-on-update-of-ranges="update.A2:update.A11 update.F1:update.F1 update.F2:update.F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update.N28" table:end-x="0.3528in" table:end-y="0.1028in" draw:z-index="1" draw:style-name="gr1" svg:width="3.1492in" svg:height="2.7555in" svg:x="0.8835in" svg:y="0.0039in">
              <draw:object draw:notify-on-update-of-ranges="update.H2:update.H11 update.M1:update.M1 update.M2:update.M1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  <table:table-cell table:style-name="Default" table:number-columns-repeated="4"/>
          <table:table-cell table:number-columns-repeated="2"/>
          <table:table-cell>
            <draw:frame table:end-cell-address="update.U28" table:end-x="0.4248in" table:end-y="0.1264in" draw:z-index="2" draw:style-name="gr1" svg:width="3.1492in" svg:height="2.7555in" svg:x="0.0665in" svg:y="0.0276in">
              <draw:object draw:notify-on-update-of-ranges="update.O2:update.O11 update.T1:update.T1 update.T2:update.T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  <table:table-cell>
            <draw:frame table:end-cell-address="update.AA30" table:end-x="0.0476in" table:end-y="0.0177in" draw:z-index="3" draw:style-name="gr1" svg:width="4.1807in" svg:height="2.9894in" svg:x="0.3122in" svg:y="0.0394in">
              <draw:object draw:notify-on-update-of-ranges="update.V2:update.V11 update.W1:update.W1 update.W2:update.W11 update.X1:update.X1 update.X2:update.X11 update.Y1:update.Y1 update.Y2:update.Y11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19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uchunrong </meta:initial-creator>
    <meta:creation-date>2012-03-01T15:54:05</meta:creation-date>
    <dc:date>2012-03-01T19:01:34</dc:date>
    <dc:creator>liuchunrong </dc:creator>
    <meta:editing-duration>PT03H07M33S</meta:editing-duration>
    <meta:editing-cycles>145</meta:editing-cycles>
    <meta:generator>OpenOffice.org/3.2$Unix OpenOffice.org_project/320m12$Build-9483</meta:generator>
    <meta:document-statistic meta:table-count="4" meta:cell-count="1970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29cm" svg:height="8.554cm" xlink:href=".." chart:class="chart:line" chart:style-name="ch1">
        <chart:title svg:x="4.273cm" svg:y="0.172cm" chart:style-name="ch2">
          <text:p>insert 1000 rows</text:p>
        </chart:title>
        <chart:legend chart:legend-position="end" svg:x="9.408cm" svg:y="3.433cm" chart:style-name="ch3"/>
        <chart:plot-area chart:style-name="ch4" table:cell-range-address="insert.A1:insert.E11" chart:data-source-has-labels="both" svg:x="0.236cm" svg:y="0.846cm" svg:width="8.937cm" svg:height="7.366cm">
          <chart:axis chart:dimension="x" chart:name="primary-x" chart:style-name="ch5">
            <chart:categories table:cell-range-address="insert.A2:insert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.B2:insert.B11" chart:label-cell-address="insert.B1:insert.B1" chart:class="chart:line">
            <chart:data-point chart:repeated="10"/>
          </chart:series>
          <chart:series chart:style-name="ch8" chart:values-cell-range-address="insert.C2:insert.C11" chart:label-cell-address="insert.C1:insert.C1" chart:class="chart:line">
            <chart:data-point chart:repeated="10"/>
          </chart:series>
          <chart:series chart:style-name="ch9" chart:values-cell-range-address="insert.D2:insert.D11" chart:label-cell-address="insert.D1:insert.D1" chart:class="chart:line">
            <chart:data-point chart:repeated="10"/>
          </chart:series>
          <chart:series chart:style-name="ch10" chart:values-cell-range-address="insert.E2:insert.E11" chart:label-cell-address="insert.E1:insert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sert.B1:insert.B1">casssandra</text:p>
              </table:table-cell>
              <table:table-cell office:value-type="string">
                <text:p text:id="insert.C1:insert.C1">hbase</text:p>
              </table:table-cell>
              <table:table-cell office:value-type="string">
                <text:p text:id="insert.D1:insert.D1">mongodb</text:p>
              </table:table-cell>
              <table:table-cell office:value-type="string">
                <text:p text:id="insert.E1:insert.E1">mysql</text:p>
              </table:table-cell>
            </table:table-row>
          </table:table-header-rows>
          <table:table-rows>
            <table:table-row>
              <table:table-cell office:value-type="string">
                <text:p text:id="insert.A2:insert.A11">100</text:p>
              </table:table-cell>
              <table:table-cell office:value-type="float" office:value="419">
                <text:p text:id="insert.B2:insert.B11">419</text:p>
              </table:table-cell>
              <table:table-cell office:value-type="float" office:value="368">
                <text:p text:id="insert.C2:insert.C11">368</text:p>
              </table:table-cell>
              <table:table-cell office:value-type="float" office:value="33">
                <text:p text:id="insert.D2:insert.D11">33</text:p>
              </table:table-cell>
              <table:table-cell office:value-type="float" office:value="3925">
                <text:p text:id="insert.E2:insert.E11">39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">
                <text:p>319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8">
                <text:p>278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4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9">
                <text:p>26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1">
                <text:p>231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4">
                <text:p>234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317">
                <text:p>4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2.968cm" svg:y="0.141cm" chart:style-name="ch2">
          <text:p>cassandra</text:p>
        </chart:title>
        <chart:legend chart:legend-position="end" svg:x="6.503cm" svg:y="3.218cm" chart:style-name="ch3"/>
        <chart:plot-area chart:style-name="ch4" table:cell-range-address="count.A2:count.A11 count.I1:count.I11" chart:data-source-has-labels="both" svg:x="0.16cm" svg:y="0.784cm" svg:width="6.183cm" svg:height="5.936cm">
          <chart:axis chart:dimension="x" chart:name="primary-x" chart:style-name="ch5">
            <chart:categories table:cell-range-address="count.A2:count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.I2:count.I11" chart:label-cell-address="count.I1:count.I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unt.I1:count.I1">AVG.</text:p>
              </table:table-cell>
            </table:table-row>
          </table:table-header-rows>
          <table:table-rows>
            <table:table-row>
              <table:table-cell office:value-type="string">
                <text:p text:id="count.A2:count.A11">100</text:p>
              </table:table-cell>
              <table:table-cell office:value-type="float" office:value="5.42857142857143">
                <text:p text:id="count.I2:count.I11">5.428571428571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1428571428571">
                <text:p>18.14285714285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8571428571429">
                <text:p>19.85714285714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.1428571428571">
                <text:p>25.14285714285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hbase</text:p>
        </chart:title>
        <chart:legend chart:legend-position="end" svg:x="6.503cm" svg:y="3.218cm" chart:style-name="ch3"/>
        <chart:plot-area chart:style-name="ch4" table:cell-range-address="count.K1:count.K11 count.S1:count.S11" chart:data-source-has-labels="both" svg:x="0.16cm" svg:y="0.784cm" svg:width="6.183cm" svg:height="5.936cm">
          <chart:axis chart:dimension="x" chart:name="primary-x" chart:style-name="ch5">
            <chart:categories table:cell-range-address="count.K2:count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.S2:count.S11" chart:label-cell-address="count.S1:count.S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unt.S1:count.S1">AVG.</text:p>
              </table:table-cell>
            </table:table-row>
          </table:table-header-rows>
          <table:table-rows>
            <table:table-row>
              <table:table-cell office:value-type="string">
                <text:p text:id="count.K2:count.K11">100</text:p>
              </table:table-cell>
              <table:table-cell office:value-type="float" office:value="105.714285714286">
                <text:p text:id="count.S2:count.S11">105.714285714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.285714285714">
                <text:p>105.28571428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6.857142857143">
                <text:p>106.8571428571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5.285714285714">
                <text:p>105.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6.428571428571">
                <text:p>126.4285714285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7.571428571429">
                <text:p>177.571428571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3.857142857143">
                <text:p>183.8571428571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2.714285714286">
                <text:p>242.7142857142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1.714285714286">
                <text:p>251.714285714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1cm" svg:y="0.141cm" chart:style-name="ch2">
          <text:p>mongodb</text:p>
        </chart:title>
        <chart:legend chart:legend-position="end" svg:x="6.503cm" svg:y="3.218cm" chart:style-name="ch3"/>
        <chart:plot-area chart:style-name="ch4" table:cell-range-address="count.U1:count.U11 count.AC1:count.AC11" chart:data-source-has-labels="both" svg:x="0.16cm" svg:y="0.784cm" svg:width="6.183cm" svg:height="5.936cm">
          <chart:axis chart:dimension="x" chart:name="primary-x" chart:style-name="ch5">
            <chart:categories table:cell-range-address="count.U2:count.U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.AC2:count.AC11" chart:label-cell-address="count.AC1:count.A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unt.AC1:count.AC1">AVG.</text:p>
              </table:table-cell>
            </table:table-row>
          </table:table-header-rows>
          <table:table-rows>
            <table:table-row>
              <table:table-cell office:value-type="string">
                <text:p text:id="count.U2:count.U11">100</text:p>
              </table:table-cell>
              <table:table-cell office:value-type="float" office:value="0.571428571428571">
                <text:p text:id="count.AC2:count.AC11">0.571428571428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mysql</text:p>
        </chart:title>
        <chart:legend chart:legend-position="end" svg:x="6.503cm" svg:y="3.218cm" chart:style-name="ch3"/>
        <chart:plot-area chart:style-name="ch4" table:cell-range-address="count.AE1:count.AE11 count.AM1:count.AM11" chart:data-source-has-labels="both" svg:x="0.16cm" svg:y="0.784cm" svg:width="6.183cm" svg:height="5.936cm">
          <chart:axis chart:dimension="x" chart:name="primary-x" chart:style-name="ch5">
            <chart:categories table:cell-range-address="count.AE2:count.A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.AM2:count.AM11" chart:label-cell-address="count.AM1:count.AM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unt.AM1:count.AM1">AVG.</text:p>
              </table:table-cell>
            </table:table-row>
          </table:table-header-rows>
          <table:table-rows>
            <table:table-row>
              <table:table-cell office:value-type="string">
                <text:p text:id="count.AE2:count.AE11">100</text:p>
              </table:table-cell>
              <table:table-cell office:value-type="float" office:value="5.28571428571429">
                <text:p text:id="count.AM2:count.AM11">5.28571428571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42857142857143">
                <text:p>2.4285714285714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4cm" svg:height="6.987cm" xlink:href=".." chart:class="chart:line" chart:style-name="ch1">
        <chart:legend chart:legend-position="end" svg:x="8.798cm" svg:y="2.649cm" chart:style-name="ch2"/>
        <chart:plot-area chart:style-name="ch3" table:cell-range-address="count.AO1:count.AS11" chart:data-source-has-labels="both" svg:x="0.22cm" svg:y="0.139cm" svg:width="8.359cm" svg:height="6.57cm">
          <chart:axis chart:dimension="x" chart:name="primary-x" chart:style-name="ch4">
            <chart:categories table:cell-range-address="count.AO2:count.A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unt.AP2:count.AP11" chart:label-cell-address="count.AP1:count.AP1" chart:class="chart:line">
            <chart:data-point chart:repeated="10"/>
          </chart:series>
          <chart:series chart:style-name="ch7" chart:values-cell-range-address="count.AQ2:count.AQ11" chart:label-cell-address="count.AQ1:count.AQ1" chart:class="chart:line">
            <chart:data-point chart:repeated="10"/>
          </chart:series>
          <chart:series chart:style-name="ch8" chart:values-cell-range-address="count.AR2:count.AR11" chart:label-cell-address="count.AR1:count.AR1" chart:class="chart:line">
            <chart:data-point chart:repeated="10"/>
          </chart:series>
          <chart:series chart:style-name="ch9" chart:values-cell-range-address="count.AS2:count.AS11" chart:label-cell-address="count.AS1:count.AS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unt.AP1:count.AP1">cassandra</text:p>
              </table:table-cell>
              <table:table-cell office:value-type="string">
                <text:p text:id="count.AQ1:count.AQ1">hbase</text:p>
              </table:table-cell>
              <table:table-cell office:value-type="string">
                <text:p text:id="count.AR1:count.AR1">mongodb</text:p>
              </table:table-cell>
              <table:table-cell office:value-type="string">
                <text:p text:id="count.AS1:count.AS1">mysql</text:p>
              </table:table-cell>
            </table:table-row>
          </table:table-header-rows>
          <table:table-rows>
            <table:table-row>
              <table:table-cell office:value-type="string">
                <text:p text:id="count.AO2:count.AO11">100</text:p>
              </table:table-cell>
              <table:table-cell office:value-type="float" office:value="5.42857142857143">
                <text:p text:id="count.AP2:count.AP11">5.42857142857143</text:p>
              </table:table-cell>
              <table:table-cell office:value-type="float" office:value="105.714285714286">
                <text:p text:id="count.AQ2:count.AQ11">105.714285714286</text:p>
              </table:table-cell>
              <table:table-cell office:value-type="float" office:value="0.571428571428571">
                <text:p text:id="count.AR2:count.AR11">0.571428571428571</text:p>
              </table:table-cell>
              <table:table-cell office:value-type="float" office:value="5.28571428571429">
                <text:p text:id="count.AS2:count.AS11">5.28571428571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105.285714285714">
                <text:p>105.285714285714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106.857142857143">
                <text:p>106.85714285714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8571428571429">
                <text:p>11.8571428571429</text:p>
              </table:table-cell>
              <table:table-cell office:value-type="float" office:value="105.285714285714">
                <text:p>105.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26.428571428571">
                <text:p>126.428571428571</text:p>
              </table:table-cell>
              <table:table-cell office:value-type="float" office:value="1">
                <text:p>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1428571428571">
                <text:p>15.1428571428571</text:p>
              </table:table-cell>
              <table:table-cell office:value-type="float" office:value="145">
                <text:p>145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1428571428571">
                <text:p>18.1428571428571</text:p>
              </table:table-cell>
              <table:table-cell office:value-type="float" office:value="177.571428571429">
                <text:p>177.571428571429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8571428571429">
                <text:p>19.8571428571429</text:p>
              </table:table-cell>
              <table:table-cell office:value-type="float" office:value="183.857142857143">
                <text:p>183.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242.714285714286">
                <text:p>242.714285714286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.1428571428571">
                <text:p>25.1428571428571</text:p>
              </table:table-cell>
              <table:table-cell office:value-type="float" office:value="251.714285714286">
                <text:p>251.714285714286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2.42857142857143">
                <text:p>2.428571428571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hbase</text:p>
        </chart:title>
        <chart:legend chart:legend-position="end" svg:x="6.503cm" svg:y="3.218cm" chart:style-name="ch3"/>
        <chart:plot-area chart:style-name="ch4" table:cell-range-address="update.A1:update.A11 update.F1:update.F11" chart:data-source-has-labels="both" svg:x="0.16cm" svg:y="0.784cm" svg:width="6.183cm" svg:height="5.936cm">
          <chart:axis chart:dimension="x" chart:name="primary-x" chart:style-name="ch5">
            <chart:categories table:cell-range-address="update.A2:updat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date.F2:update.F11" chart:label-cell-address="update.F1:update.F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pdate.F1:update.F1">AVG.</text:p>
              </table:table-cell>
            </table:table-row>
          </table:table-header-rows>
          <table:table-rows>
            <table:table-row>
              <table:table-cell office:value-type="string">
                <text:p text:id="update.A2:update.A11">100</text:p>
              </table:table-cell>
              <table:table-cell office:value-type="float" office:value="492">
                <text:p text:id="update.F2:update.F11">4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0.75">
                <text:p>770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7.5">
                <text:p>627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2.25">
                <text:p>722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4.75">
                <text:p>774.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12.25">
                <text:p>1012.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48.5">
                <text:p>1048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58.5">
                <text:p>1158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1cm" svg:y="0.141cm" chart:style-name="ch2">
          <text:p>mongodb</text:p>
        </chart:title>
        <chart:legend chart:legend-position="end" svg:x="6.503cm" svg:y="3.218cm" chart:style-name="ch3"/>
        <chart:plot-area chart:style-name="ch4" table:cell-range-address="update.H1:update.H11 update.M1:update.M11" chart:data-source-has-labels="both" svg:x="0.16cm" svg:y="0.784cm" svg:width="6.183cm" svg:height="5.936cm">
          <chart:axis chart:dimension="x" chart:name="primary-x" chart:style-name="ch5">
            <chart:categories table:cell-range-address="update.H2:update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date.M2:update.M11" chart:label-cell-address="update.M1:update.M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pdate.M1:update.M1">AVG.</text:p>
              </table:table-cell>
            </table:table-row>
          </table:table-header-rows>
          <table:table-rows>
            <table:table-row>
              <table:table-cell office:value-type="string">
                <text:p text:id="update.H2:update.H11">100</text:p>
              </table:table-cell>
              <table:table-cell office:value-type="float" office:value="0">
                <text:p text:id="update.M2:update.M11"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mysql</text:p>
        </chart:title>
        <chart:legend chart:legend-position="end" svg:x="6.503cm" svg:y="3.218cm" chart:style-name="ch3"/>
        <chart:plot-area chart:style-name="ch4" table:cell-range-address="update.O1:update.O11 update.T1:update.T11" chart:data-source-has-labels="both" svg:x="0.16cm" svg:y="0.784cm" svg:width="6.183cm" svg:height="5.936cm">
          <chart:axis chart:dimension="x" chart:name="primary-x" chart:style-name="ch5">
            <chart:categories table:cell-range-address="update.O2:update.O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date.T2:update.T11" chart:label-cell-address="update.T1:update.T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pdate.T1:update.T1">AVG.</text:p>
              </table:table-cell>
            </table:table-row>
          </table:table-header-rows>
          <table:table-rows>
            <table:table-row>
              <table:table-cell office:value-type="string">
                <text:p text:id="update.O2:update.O11">100</text:p>
              </table:table-cell>
              <table:table-cell office:value-type="float" office:value="51">
                <text:p text:id="update.T2:update.T11"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5.75">
                <text:p>65.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2cm" svg:height="7.594cm" xlink:href=".." chart:class="chart:line" chart:style-name="ch1">
        <chart:legend chart:legend-position="end" svg:x="8.567cm" svg:y="3.14cm" chart:style-name="ch2"/>
        <chart:plot-area chart:style-name="ch3" table:cell-range-address="update.V1:update.Y11" chart:data-source-has-labels="both" svg:x="0.212cm" svg:y="0.151cm" svg:width="8.144cm" svg:height="7.141cm">
          <chart:axis chart:dimension="x" chart:name="primary-x" chart:style-name="ch4">
            <chart:categories table:cell-range-address="update.V2:update.V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pdate.W2:update.W11" chart:label-cell-address="update.W1:update.W1" chart:class="chart:line">
            <chart:data-point chart:repeated="10"/>
          </chart:series>
          <chart:series chart:style-name="ch7" chart:values-cell-range-address="update.X2:update.X11" chart:label-cell-address="update.X1:update.X1" chart:class="chart:line">
            <chart:data-point chart:repeated="10"/>
          </chart:series>
          <chart:series chart:style-name="ch8" chart:values-cell-range-address="update.Y2:update.Y11" chart:label-cell-address="update.Y1:update.Y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pdate.W1:update.W1">hbase</text:p>
              </table:table-cell>
              <table:table-cell office:value-type="string">
                <text:p text:id="update.X1:update.X1">mongodb</text:p>
              </table:table-cell>
              <table:table-cell office:value-type="string">
                <text:p text:id="update.Y1:update.Y1">mysql</text:p>
              </table:table-cell>
            </table:table-row>
          </table:table-header-rows>
          <table:table-rows>
            <table:table-row>
              <table:table-cell office:value-type="string">
                <text:p text:id="update.V2:update.V11">100</text:p>
              </table:table-cell>
              <table:table-cell office:value-type="float" office:value="492">
                <text:p text:id="update.W2:update.W11">492</text:p>
              </table:table-cell>
              <table:table-cell office:value-type="float" office:value="0">
                <text:p text:id="update.X2:update.X11">0</text:p>
              </table:table-cell>
              <table:table-cell office:value-type="float" office:value="51">
                <text:p text:id="update.Y2:update.Y11"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0.5">
                <text:p>620.5</text:p>
              </table:table-cell>
              <table:table-cell office:value-type="float" office:value="0.25">
                <text:p>0.2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0.75">
                <text:p>770.75</text:p>
              </table:table-cell>
              <table:table-cell office:value-type="float" office:value="0.25">
                <text:p>0.2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7.5">
                <text:p>627.5</text:p>
              </table:table-cell>
              <table:table-cell office:value-type="float" office:value="0.25">
                <text:p>0.25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2.25">
                <text:p>722.25</text:p>
              </table:table-cell>
              <table:table-cell office:value-type="float" office:value="0.25">
                <text:p>0.2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4.75">
                <text:p>774.75</text:p>
              </table:table-cell>
              <table:table-cell office:value-type="float" office:value="0">
                <text:p>0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1.5">
                <text:p>991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12.25">
                <text:p>1012.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48.5">
                <text:p>1048.5</text:p>
              </table:table-cell>
              <table:table-cell office:value-type="float" office:value="0">
                <text:p>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58.5">
                <text:p>1158.5</text:p>
              </table:table-cell>
              <table:table-cell office:value-type="float" office:value="0">
                <text:p>0</text:p>
              </table:table-cell>
              <table:table-cell office:value-type="float" office:value="65.75">
                <text:p>65.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25cm" svg:height="7cm" xlink:href=".." chart:class="chart:line" chart:style-name="ch1">
        <chart:title svg:x="3.58cm" svg:y="0.141cm" chart:style-name="ch2">
          <text:p>cassandra</text:p>
        </chart:title>
        <chart:legend chart:legend-position="end" svg:x="7.703cm" svg:y="3.218cm" chart:style-name="ch3"/>
        <chart:plot-area chart:style-name="ch4" table:cell-range-address="query.A34:query.A44 query.L34:query.L44" chart:data-source-has-labels="both" svg:x="0.184cm" svg:y="0.784cm" svg:width="7.336cm" svg:height="5.936cm">
          <chart:axis chart:dimension="x" chart:name="primary-x" chart:style-name="ch5">
            <chart:categories table:cell-range-address="query.A35:query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L35:query.L44" chart:label-cell-address="query.L34:query.L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L34:query.L34">AVG.</text:p>
              </table:table-cell>
            </table:table-row>
          </table:table-header-rows>
          <table:table-rows>
            <table:table-row>
              <table:table-cell office:value-type="string">
                <text:p text:id="query.A35:query.A44">1000</text:p>
              </table:table-cell>
              <table:table-cell office:value-type="float" office:value="27.2">
                <text:p text:id="query.L35:query.L44">27.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581.1">
                <text:p>581.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731.1">
                <text:p>731.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892.3">
                <text:p>89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11cm" svg:height="8.767cm" xlink:href=".." chart:class="chart:line" chart:style-name="ch1">
        <chart:legend chart:legend-position="end" svg:x="9.39cm" svg:y="3.726cm" chart:style-name="ch2"/>
        <chart:plot-area chart:style-name="ch3" table:cell-range-address="insert.A1:insert.D11" chart:data-source-has-labels="both" svg:x="0.236cm" svg:y="0.175cm" svg:width="8.919cm" svg:height="8.242cm">
          <chart:axis chart:dimension="x" chart:name="primary-x" chart:style-name="ch4">
            <chart:categories table:cell-range-address="insert.A2:inser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ert.B2:insert.B11" chart:label-cell-address="insert.B1:insert.B1" chart:class="chart:line">
            <chart:data-point chart:repeated="10"/>
          </chart:series>
          <chart:series chart:style-name="ch7" chart:values-cell-range-address="insert.C2:insert.C11" chart:label-cell-address="insert.C1:insert.C1" chart:class="chart:line">
            <chart:data-point chart:repeated="10"/>
          </chart:series>
          <chart:series chart:style-name="ch8" chart:values-cell-range-address="insert.D2:insert.D11" chart:label-cell-address="insert.D1:insert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sert.B1:insert.B1">casssandra</text:p>
              </table:table-cell>
              <table:table-cell office:value-type="string">
                <text:p text:id="insert.C1:insert.C1">hbase</text:p>
              </table:table-cell>
              <table:table-cell office:value-type="string">
                <text:p text:id="insert.D1:insert.D1">mongodb</text:p>
              </table:table-cell>
            </table:table-row>
          </table:table-header-rows>
          <table:table-rows>
            <table:table-row>
              <table:table-cell office:value-type="string">
                <text:p text:id="insert.A2:insert.A11">100</text:p>
              </table:table-cell>
              <table:table-cell office:value-type="float" office:value="419">
                <text:p text:id="insert.B2:insert.B11">419</text:p>
              </table:table-cell>
              <table:table-cell office:value-type="float" office:value="368">
                <text:p text:id="insert.C2:insert.C11">368</text:p>
              </table:table-cell>
              <table:table-cell office:value-type="float" office:value="33">
                <text:p text:id="insert.D2:insert.D11">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">
                <text:p>319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8">
                <text:p>278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4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9">
                <text:p>26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1">
                <text:p>231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4">
                <text:p>234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hbase</text:p>
        </chart:title>
        <chart:legend chart:legend-position="end" svg:x="6.503cm" svg:y="3.218cm" chart:style-name="ch3"/>
        <chart:plot-area chart:style-name="ch4" table:cell-range-address="query.N34:query.N44 query.Y34:query.Y44" chart:data-source-has-labels="both" svg:x="0.16cm" svg:y="0.784cm" svg:width="6.183cm" svg:height="5.936cm">
          <chart:axis chart:dimension="x" chart:name="primary-x" chart:style-name="ch5">
            <chart:categories table:cell-range-address="query.N35:query.N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Y35:query.Y44" chart:label-cell-address="query.Y34:query.Y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Y34:query.Y34">AVG.</text:p>
              </table:table-cell>
            </table:table-row>
          </table:table-header-rows>
          <table:table-rows>
            <table:table-row>
              <table:table-cell office:value-type="string">
                <text:p text:id="query.N35:query.N44">1000</text:p>
              </table:table-cell>
              <table:table-cell office:value-type="float" office:value="0.9">
                <text:p text:id="query.Y35:query.Y44">0.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1cm" svg:y="0.141cm" chart:style-name="ch2">
          <text:p>mongodb</text:p>
        </chart:title>
        <chart:legend chart:legend-position="end" svg:x="6.503cm" svg:y="3.218cm" chart:style-name="ch3"/>
        <chart:plot-area chart:style-name="ch4" table:cell-range-address="query.AA34:query.AA44 query.AL34:query.AL44" chart:data-source-has-labels="both" svg:x="0.16cm" svg:y="0.784cm" svg:width="6.183cm" svg:height="5.936cm">
          <chart:axis chart:dimension="x" chart:name="primary-x" chart:style-name="ch5">
            <chart:categories table:cell-range-address="query.AA35:query.A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AL35:query.AL44" chart:label-cell-address="query.AL34:query.AL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AL34:query.AL34">AVG.</text:p>
              </table:table-cell>
            </table:table-row>
          </table:table-header-rows>
          <table:table-rows>
            <table:table-row>
              <table:table-cell office:value-type="string">
                <text:p text:id="query.AA35:query.AA44">1000</text:p>
              </table:table-cell>
              <table:table-cell office:value-type="float" office:value="0.1">
                <text:p text:id="query.AL35:query.AL44">0.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404cm" svg:y="0.141cm" chart:style-name="ch2">
          <text:p>mysql</text:p>
        </chart:title>
        <chart:legend chart:legend-position="end" svg:x="6.503cm" svg:y="3.218cm" chart:style-name="ch3"/>
        <chart:plot-area chart:style-name="ch4" table:cell-range-address="query.AN34:query.AN44 query.AY34:query.AY44" chart:data-source-has-labels="both" svg:x="0.16cm" svg:y="0.784cm" svg:width="6.183cm" svg:height="5.936cm">
          <chart:axis chart:dimension="x" chart:name="primary-x" chart:style-name="ch5">
            <chart:categories table:cell-range-address="query.AN35:query.AN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AY35:query.AY44" chart:label-cell-address="query.AY34:query.AY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AY34:query.AY34">AVG.</text:p>
              </table:table-cell>
            </table:table-row>
          </table:table-header-rows>
          <table:table-rows>
            <table:table-row>
              <table:table-cell office:value-type="string">
                <text:p text:id="query.AN35:query.AN44">1000</text:p>
              </table:table-cell>
              <table:table-cell office:value-type="float" office:value="10">
                <text:p text:id="query.AY35:query.AY44">1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83.6">
                <text:p>83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815cm" svg:y="2.656cm" chart:style-name="ch2"/>
        <chart:plot-area chart:style-name="ch3" table:cell-range-address="query.BA34:query.BE44" chart:data-source-has-labels="both" svg:x="0.16cm" svg:y="0.14cm" svg:width="5.495cm" svg:height="6.58cm">
          <chart:axis chart:dimension="x" chart:name="primary-x" chart:style-name="ch4">
            <chart:categories table:cell-range-address="query.BA35:query.B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ery.BB35:query.BB44" chart:label-cell-address="query.BB34:query.BB34" chart:class="chart:line">
            <chart:data-point chart:repeated="10"/>
          </chart:series>
          <chart:series chart:style-name="ch7" chart:values-cell-range-address="query.BC35:query.BC44" chart:label-cell-address="query.BC34:query.BC34" chart:class="chart:line">
            <chart:data-point chart:repeated="10"/>
          </chart:series>
          <chart:series chart:style-name="ch8" chart:values-cell-range-address="query.BD35:query.BD44" chart:label-cell-address="query.BD34:query.BD34" chart:class="chart:line">
            <chart:data-point chart:repeated="10"/>
          </chart:series>
          <chart:series chart:style-name="ch9" chart:values-cell-range-address="query.BE35:query.BE44" chart:label-cell-address="query.BE34:query.BE3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BB34:query.BB34">cassandra</text:p>
              </table:table-cell>
              <table:table-cell office:value-type="string">
                <text:p text:id="query.BC34:query.BC34">hbase</text:p>
              </table:table-cell>
              <table:table-cell office:value-type="string">
                <text:p text:id="query.BD34:query.BD34">mongodb</text:p>
              </table:table-cell>
              <table:table-cell office:value-type="string">
                <text:p text:id="query.BE34:query.BE34">mysql</text:p>
              </table:table-cell>
            </table:table-row>
          </table:table-header-rows>
          <table:table-rows>
            <table:table-row>
              <table:table-cell office:value-type="string">
                <text:p text:id="query.BA35:query.BA44">1000</text:p>
              </table:table-cell>
              <table:table-cell office:value-type="float" office:value="27.2">
                <text:p text:id="query.BB35:query.BB44">27.2</text:p>
              </table:table-cell>
              <table:table-cell office:value-type="float" office:value="0.9">
                <text:p text:id="query.BC35:query.BC44">0.9</text:p>
              </table:table-cell>
              <table:table-cell office:value-type="float" office:value="0.1">
                <text:p text:id="query.BD35:query.BD44">0.1</text:p>
              </table:table-cell>
              <table:table-cell office:value-type="float" office:value="10">
                <text:p text:id="query.BE35:query.BE44">1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7.2">
                <text:p>57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4.9">
                <text:p>104.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65.2">
                <text:p>165.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44.8">
                <text:p>244.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40.4">
                <text:p>340.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453.9">
                <text:p>453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581.1">
                <text:p>581.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731.1">
                <text:p>731.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892.3">
                <text:p>892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3.6">
                <text:p>83.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67cm" svg:height="8.502cm" xlink:href=".." chart:class="chart:line" chart:style-name="ch1">
        <chart:title svg:x="4.773cm" svg:y="0.171cm" chart:style-name="ch2">
          <text:p>insert 10000 rows</text:p>
        </chart:title>
        <chart:legend chart:legend-position="end" svg:x="10.621cm" svg:y="3.407cm" chart:style-name="ch3"/>
        <chart:plot-area chart:style-name="ch4" table:cell-range-address="insert.H1:insert.L11" chart:data-source-has-labels="both" svg:x="0.261cm" svg:y="0.844cm" svg:width="10.1cm" svg:height="7.318cm">
          <chart:axis chart:dimension="x" chart:name="primary-x" chart:style-name="ch5">
            <chart:categories table:cell-range-address="insert.H2:insert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.I2:insert.I11" chart:label-cell-address="insert.I1:insert.I1" chart:class="chart:line">
            <chart:data-point chart:repeated="10"/>
          </chart:series>
          <chart:series chart:style-name="ch8" chart:values-cell-range-address="insert.J2:insert.J11" chart:label-cell-address="insert.J1:insert.J1" chart:class="chart:line">
            <chart:data-point chart:repeated="10"/>
          </chart:series>
          <chart:series chart:style-name="ch9" chart:values-cell-range-address="insert.K2:insert.K11" chart:label-cell-address="insert.K1:insert.K1" chart:class="chart:line">
            <chart:data-point chart:repeated="10"/>
          </chart:series>
          <chart:series chart:style-name="ch10" chart:values-cell-range-address="insert.L2:insert.L11" chart:label-cell-address="insert.L1:insert.L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sert.I1:insert.I1">casssandra</text:p>
              </table:table-cell>
              <table:table-cell office:value-type="string">
                <text:p text:id="insert.J1:insert.J1">hbase</text:p>
              </table:table-cell>
              <table:table-cell office:value-type="string">
                <text:p text:id="insert.K1:insert.K1">mongodb</text:p>
              </table:table-cell>
              <table:table-cell office:value-type="string">
                <text:p text:id="insert.L1:insert.L1">mysql</text:p>
              </table:table-cell>
            </table:table-row>
          </table:table-header-rows>
          <table:table-rows>
            <table:table-row>
              <table:table-cell office:value-type="string">
                <text:p text:id="insert.H2:insert.H11">1000</text:p>
              </table:table-cell>
              <table:table-cell office:value-type="float" office:value="2892">
                <text:p text:id="insert.I2:insert.I11">2892</text:p>
              </table:table-cell>
              <table:table-cell office:value-type="float" office:value="971">
                <text:p text:id="insert.J2:insert.J11">971</text:p>
              </table:table-cell>
              <table:table-cell office:value-type="float" office:value="129">
                <text:p text:id="insert.K2:insert.K11">129</text:p>
              </table:table-cell>
              <table:table-cell office:value-type="float" office:value="41677">
                <text:p text:id="insert.L2:insert.L11">4167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291">
                <text:p>2291</text:p>
              </table:table-cell>
              <table:table-cell office:value-type="float" office:value="369">
                <text:p>369</text:p>
              </table:table-cell>
              <table:table-cell office:value-type="float" office:value="75">
                <text:p>75</text:p>
              </table:table-cell>
              <table:table-cell office:value-type="float" office:value="40690">
                <text:p>4069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179">
                <text:p>2179</text:p>
              </table:table-cell>
              <table:table-cell office:value-type="float" office:value="317">
                <text:p>317</text:p>
              </table:table-cell>
              <table:table-cell office:value-type="float" office:value="82">
                <text:p>82</text:p>
              </table:table-cell>
              <table:table-cell office:value-type="float" office:value="40242">
                <text:p>402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133">
                <text:p>2133</text:p>
              </table:table-cell>
              <table:table-cell office:value-type="float" office:value="301">
                <text:p>301</text:p>
              </table:table-cell>
              <table:table-cell office:value-type="float" office:value="52">
                <text:p>52</text:p>
              </table:table-cell>
              <table:table-cell office:value-type="float" office:value="41135">
                <text:p>4113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143">
                <text:p>2143</text:p>
              </table:table-cell>
              <table:table-cell office:value-type="float" office:value="386">
                <text:p>386</text:p>
              </table:table-cell>
              <table:table-cell office:value-type="float" office:value="52">
                <text:p>52</text:p>
              </table:table-cell>
              <table:table-cell office:value-type="float" office:value="40518">
                <text:p>40518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2084">
                <text:p>2084</text:p>
              </table:table-cell>
              <table:table-cell office:value-type="float" office:value="275">
                <text:p>275</text:p>
              </table:table-cell>
              <table:table-cell office:value-type="float" office:value="40">
                <text:p>40</text:p>
              </table:table-cell>
              <table:table-cell office:value-type="float" office:value="42811">
                <text:p>42811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119">
                <text:p>2119</text:p>
              </table:table-cell>
              <table:table-cell office:value-type="float" office:value="287">
                <text:p>287</text:p>
              </table:table-cell>
              <table:table-cell office:value-type="float" office:value="42">
                <text:p>42</text:p>
              </table:table-cell>
              <table:table-cell office:value-type="float" office:value="44410">
                <text:p>44410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101">
                <text:p>2101</text:p>
              </table:table-cell>
              <table:table-cell office:value-type="float" office:value="309">
                <text:p>309</text:p>
              </table:table-cell>
              <table:table-cell office:value-type="float" office:value="43">
                <text:p>43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2124">
                <text:p>2124</text:p>
              </table:table-cell>
              <table:table-cell office:value-type="float" office:value="255">
                <text:p>255</text:p>
              </table:table-cell>
              <table:table-cell office:value-type="float" office:value="36">
                <text:p>36</text:p>
              </table:table-cell>
              <table:table-cell office:value-type="float" office:value="42164">
                <text:p>4216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613">
                <text:p>2613</text:p>
              </table:table-cell>
              <table:table-cell office:value-type="float" office:value="290">
                <text:p>290</text:p>
              </table:table-cell>
              <table:table-cell office:value-type="float" office:value="33">
                <text:p>33</text:p>
              </table:table-cell>
              <table:table-cell office:value-type="float" office:value="42481">
                <text:p>42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12cm" svg:height="8.733cm" xlink:href=".." chart:class="chart:line" chart:style-name="ch1">
        <chart:legend chart:legend-position="end" svg:x="10.567cm" svg:y="3.709cm" chart:style-name="ch2"/>
        <chart:plot-area chart:style-name="ch3" table:cell-range-address="insert.H1:insert.K11" chart:data-source-has-labels="both" svg:x="0.26cm" svg:y="0.174cm" svg:width="10.048cm" svg:height="8.211cm">
          <chart:axis chart:dimension="x" chart:name="primary-x" chart:style-name="ch4">
            <chart:categories table:cell-range-address="insert.H2:insert.H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ert.I2:insert.I11" chart:label-cell-address="insert.I1:insert.I1" chart:class="chart:line">
            <chart:data-point chart:repeated="10"/>
          </chart:series>
          <chart:series chart:style-name="ch7" chart:values-cell-range-address="insert.J2:insert.J11" chart:label-cell-address="insert.J1:insert.J1" chart:class="chart:line">
            <chart:data-point chart:repeated="10"/>
          </chart:series>
          <chart:series chart:style-name="ch8" chart:values-cell-range-address="insert.K2:insert.K11" chart:label-cell-address="insert.K1:insert.K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sert.I1:insert.I1">casssandra</text:p>
              </table:table-cell>
              <table:table-cell office:value-type="string">
                <text:p text:id="insert.J1:insert.J1">hbase</text:p>
              </table:table-cell>
              <table:table-cell office:value-type="string">
                <text:p text:id="insert.K1:insert.K1">mongodb</text:p>
              </table:table-cell>
            </table:table-row>
          </table:table-header-rows>
          <table:table-rows>
            <table:table-row>
              <table:table-cell office:value-type="string">
                <text:p text:id="insert.H2:insert.H11">1000</text:p>
              </table:table-cell>
              <table:table-cell office:value-type="float" office:value="2892">
                <text:p text:id="insert.I2:insert.I11">2892</text:p>
              </table:table-cell>
              <table:table-cell office:value-type="float" office:value="971">
                <text:p text:id="insert.J2:insert.J11">971</text:p>
              </table:table-cell>
              <table:table-cell office:value-type="float" office:value="129">
                <text:p text:id="insert.K2:insert.K11">12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291">
                <text:p>2291</text:p>
              </table:table-cell>
              <table:table-cell office:value-type="float" office:value="369">
                <text:p>3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179">
                <text:p>2179</text:p>
              </table:table-cell>
              <table:table-cell office:value-type="float" office:value="317">
                <text:p>3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133">
                <text:p>2133</text:p>
              </table:table-cell>
              <table:table-cell office:value-type="float" office:value="301">
                <text:p>3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143">
                <text:p>2143</text:p>
              </table:table-cell>
              <table:table-cell office:value-type="float" office:value="386">
                <text:p>3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2084">
                <text:p>2084</text:p>
              </table:table-cell>
              <table:table-cell office:value-type="float" office:value="275">
                <text:p>2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119">
                <text:p>2119</text:p>
              </table:table-cell>
              <table:table-cell office:value-type="float" office:value="287">
                <text:p>2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101">
                <text:p>2101</text:p>
              </table:table-cell>
              <table:table-cell office:value-type="float" office:value="309">
                <text:p>3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2124">
                <text:p>2124</text:p>
              </table:table-cell>
              <table:table-cell office:value-type="float" office:value="255">
                <text:p>2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613">
                <text:p>2613</text:p>
              </table:table-cell>
              <table:table-cell office:value-type="float" office:value="290">
                <text:p>290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25cm" svg:height="7cm" xlink:href=".." chart:class="chart:line" chart:style-name="ch1">
        <chart:title svg:x="4.23cm" svg:y="0.141cm" chart:style-name="ch2">
          <text:p>cassandra</text:p>
        </chart:title>
        <chart:legend chart:legend-position="end" svg:x="8.977cm" svg:y="3.218cm" chart:style-name="ch3"/>
        <chart:plot-area chart:style-name="ch4" table:cell-range-address="query.A1:query.A11 query.L1:query.L11" chart:data-source-has-labels="both" svg:x="0.21cm" svg:y="0.784cm" svg:width="8.558cm" svg:height="5.936cm">
          <chart:axis chart:dimension="x" chart:name="primary-x" chart:style-name="ch5">
            <chart:categories table:cell-range-address="query.A2:query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L2:query.L11" chart:label-cell-address="query.L1:query.L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L1:query.L1">AVG.</text:p>
              </table:table-cell>
            </table:table-row>
          </table:table-header-rows>
          <table:table-rows>
            <table:table-row>
              <table:table-cell office:value-type="string">
                <text:p text:id="query.A2:query.A11">100</text:p>
              </table:table-cell>
              <table:table-cell office:value-type="float" office:value="4.6">
                <text:p text:id="query.L2:query.L11">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1">
                <text:p>21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4cm" svg:height="7cm" xlink:href=".." chart:class="chart:line" chart:style-name="ch1">
        <chart:title svg:x="4.661cm" svg:y="0.141cm" chart:style-name="ch2">
          <text:p>hbase</text:p>
        </chart:title>
        <chart:legend chart:legend-position="end" svg:x="8.966cm" svg:y="3.218cm" chart:style-name="ch3"/>
        <chart:plot-area chart:style-name="ch4" table:cell-range-address="query.N1:query.N11 query.Y1:query.Y11" chart:data-source-has-labels="both" svg:x="0.21cm" svg:y="0.784cm" svg:width="8.547cm" svg:height="5.936cm">
          <chart:axis chart:dimension="x" chart:name="primary-x" chart:style-name="ch5">
            <chart:categories table:cell-range-address="query.N2:query.N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Y2:query.Y11" chart:label-cell-address="query.Y1:query.Y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Y1:query.Y1">AVG.</text:p>
              </table:table-cell>
            </table:table-row>
          </table:table-header-rows>
          <table:table-rows>
            <table:table-row>
              <table:table-cell office:value-type="string">
                <text:p text:id="query.N2:query.N11">100</text:p>
              </table:table-cell>
              <table:table-cell office:value-type="float" office:value="1.6">
                <text:p text:id="query.Y2:query.Y11">1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3.1cm" svg:y="0.141cm" chart:style-name="ch2">
          <text:p>mongodb</text:p>
        </chart:title>
        <chart:legend chart:legend-position="end" svg:x="6.503cm" svg:y="3.218cm" chart:style-name="ch3"/>
        <chart:plot-area chart:style-name="ch4" table:cell-range-address="query.AA1:query.AA11 query.AL1:query.AL11" chart:data-source-has-labels="both" svg:x="0.16cm" svg:y="0.784cm" svg:width="6.183cm" svg:height="5.936cm">
          <chart:axis chart:dimension="x" chart:name="primary-x" chart:style-name="ch5">
            <chart:categories table:cell-range-address="query.AA2:query.A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AL2:query.AL11" chart:label-cell-address="query.AL1:query.AL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AL1:query.AL1">AVG.</text:p>
              </table:table-cell>
            </table:table-row>
          </table:table-header-rows>
          <table:table-rows>
            <table:table-row>
              <table:table-cell office:value-type="string">
                <text:p text:id="query.AA2:query.AA11">100</text:p>
              </table:table-cell>
              <table:table-cell office:value-type="float" office:value="0.1">
                <text:p text:id="query.AL2:query.AL11">0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63cm" svg:height="7cm" xlink:href=".." chart:class="chart:line" chart:style-name="ch1">
        <chart:title svg:x="3.535cm" svg:y="0.141cm" chart:style-name="ch2">
          <text:p>mysql</text:p>
        </chart:title>
        <chart:legend chart:legend-position="end" svg:x="6.76cm" svg:y="3.218cm" chart:style-name="ch3"/>
        <chart:plot-area chart:style-name="ch4" table:cell-range-address="query.AN1:query.AN11 query.AY1:query.AY11" chart:data-source-has-labels="both" svg:x="0.165cm" svg:y="0.784cm" svg:width="6.431cm" svg:height="5.936cm">
          <chart:axis chart:dimension="x" chart:name="primary-x" chart:style-name="ch5">
            <chart:categories table:cell-range-address="query.AN2:query.AN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AY2:query.AY11" chart:label-cell-address="query.AY1:query.AY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AY1:query.AY1">AVG.</text:p>
              </table:table-cell>
            </table:table-row>
          </table:table-header-rows>
          <table:table-rows>
            <table:table-row>
              <table:table-cell office:value-type="string">
                <text:p text:id="query.AN2:query.AN11">100</text:p>
              </table:table-cell>
              <table:table-cell office:value-type="float" office:value="1.6">
                <text:p text:id="query.AY2:query.AY11">1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39cm" svg:height="8.363cm" xlink:href=".." chart:class="chart:line" chart:style-name="ch1">
        <chart:title svg:x="5.221cm" svg:y="0.168cm" chart:style-name="ch2">
          <text:p>query 1000</text:p>
        </chart:title>
        <chart:legend chart:legend-position="end" svg:x="10.361cm" svg:y="3.337cm" chart:style-name="ch3"/>
        <chart:plot-area chart:style-name="ch4" table:cell-range-address="query.BA1:query.BE11" chart:data-source-has-labels="both" svg:x="0.252cm" svg:y="0.838cm" svg:width="9.858cm" svg:height="7.191cm">
          <chart:axis chart:dimension="x" chart:name="primary-x" chart:style-name="ch5">
            <chart:categories table:cell-range-address="query.BA2:query.B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BB2:query.BB11" chart:label-cell-address="query.BB1:query.BB1" chart:class="chart:line">
            <chart:data-point chart:repeated="10"/>
          </chart:series>
          <chart:series chart:style-name="ch8" chart:values-cell-range-address="query.BC2:query.BC11" chart:label-cell-address="query.BC1:query.BC1" chart:class="chart:line">
            <chart:data-point chart:repeated="10"/>
          </chart:series>
          <chart:series chart:style-name="ch9" chart:values-cell-range-address="query.BD2:query.BD11" chart:label-cell-address="query.BD1:query.BD1" chart:class="chart:line">
            <chart:data-point chart:repeated="10"/>
          </chart:series>
          <chart:series chart:style-name="ch10" chart:values-cell-range-address="query.BE2:query.BE11" chart:label-cell-address="query.BE1:query.B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ery.BB1:query.BB1">cassandra</text:p>
              </table:table-cell>
              <table:table-cell office:value-type="string">
                <text:p text:id="query.BC1:query.BC1">hbase</text:p>
              </table:table-cell>
              <table:table-cell office:value-type="string">
                <text:p text:id="query.BD1:query.BD1">mongodb</text:p>
              </table:table-cell>
              <table:table-cell office:value-type="string">
                <text:p text:id="query.BE1:query.BE1">mysql</text:p>
              </table:table-cell>
            </table:table-row>
          </table:table-header-rows>
          <table:table-rows>
            <table:table-row>
              <table:table-cell office:value-type="string">
                <text:p text:id="query.BA2:query.BA11">100</text:p>
              </table:table-cell>
              <table:table-cell office:value-type="float" office:value="4.6">
                <text:p text:id="query.BB2:query.BB11">4.6</text:p>
              </table:table-cell>
              <table:table-cell office:value-type="float" office:value="1.6">
                <text:p text:id="query.BC2:query.BC11">1.6</text:p>
              </table:table-cell>
              <table:table-cell office:value-type="float" office:value="0.1">
                <text:p text:id="query.BD2:query.BD11">0.1</text:p>
              </table:table-cell>
              <table:table-cell office:value-type="float" office:value="1.6">
                <text:p text:id="query.BE2:query.BE11">1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">
                <text:p>9.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">
                <text:p>7.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9">
                <text:p>8.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1">
                <text:p>11.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5">
                <text:p>13.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1">
                <text:p>15.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8">
                <text:p>19.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1">
                <text:p>21.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